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21pt"/>
    </style:style>
    <style:style style:name="co2" style:family="table-column">
      <style:table-column-properties fo:break-before="auto" style:column-width="79.26pt"/>
    </style:style>
    <style:style style:name="co3" style:family="table-column">
      <style:table-column-properties fo:break-before="auto" style:column-width="93.15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ndemand</text:p>
          </table:table-cell>
          <table:table-cell/>
        </table:table-row>
        <table:table-row table:style-name="ro1">
          <table:table-cell office:value-type="string" calcext:value-type="string">
            <text:p>Bayes Network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.6725482940674" calcext:value-type="float">
            <text:p>11.6725482941</text:p>
          </table:table-cell>
          <table:table-cell office:value-type="float" office:value="8.91546993255615" calcext:value-type="float">
            <text:p>8.9154699326</text:p>
          </table:table-cell>
          <table:table-cell office:value-type="float" office:value="7.29459965229034" calcext:value-type="float">
            <text:p>7.2945996523</text:p>
          </table:table-cell>
          <table:table-cell office:value-type="float" office:value="6.04881083965302" calcext:value-type="float">
            <text:p>6.0488108397</text:p>
          </table:table-cell>
          <table:table-cell office:value-type="float" office:value="5.16460275650024" calcext:value-type="float">
            <text:p>5.1646027565</text:p>
          </table:table-cell>
          <table:table-cell office:value-type="float" office:value="4.55791029930115" calcext:value-type="float">
            <text:p>4.5579102993</text:p>
          </table:table-cell>
          <table:table-cell office:value-type="float" office:value="4.25363292694092" calcext:value-type="float">
            <text:p>4.2536329269</text:p>
          </table:table-cell>
          <table:table-cell office:value-type="float" office:value="4.20785825252533" calcext:value-type="float">
            <text:p>4.2078582525</text:p>
          </table:table-cell>
          <table:table-cell/>
        </table:table-row>
        <table:table-row table:style-name="ro1">
          <table:table-cell/>
          <table:table-cell office:value-type="float" office:value="11.260434627533" calcext:value-type="float">
            <text:p>11.2604346275</text:p>
          </table:table-cell>
          <table:table-cell office:value-type="float" office:value="8.58327913284302" calcext:value-type="float">
            <text:p>8.5832791328</text:p>
          </table:table-cell>
          <table:table-cell office:value-type="float" office:value="6.98991656303406" calcext:value-type="float">
            <text:p>6.989916563</text:p>
          </table:table-cell>
          <table:table-cell office:value-type="float" office:value="5.85357332229614" calcext:value-type="float">
            <text:p>5.8535733223</text:p>
          </table:table-cell>
          <table:table-cell office:value-type="float" office:value="5.10630297660828" calcext:value-type="float">
            <text:p>5.1063029766</text:p>
          </table:table-cell>
          <table:table-cell office:value-type="float" office:value="4.4965181350708" calcext:value-type="float">
            <text:p>4.4965181351</text:p>
          </table:table-cell>
          <table:table-cell office:value-type="float" office:value="4.08513474464417" calcext:value-type="float">
            <text:p>4.0851347446</text:p>
          </table:table-cell>
          <table:table-cell office:value-type="float" office:value="3.90115880966187" calcext:value-type="float">
            <text:p>3.9011588097</text:p>
          </table:table-cell>
          <table:table-cell/>
        </table:table-row>
        <table:table-row table:style-name="ro1">
          <table:table-cell/>
          <table:table-cell office:value-type="float" office:value="14.2562301158905" calcext:value-type="float">
            <text:p>14.2562301159</text:p>
          </table:table-cell>
          <table:table-cell office:value-type="float" office:value="10.1197350025177" calcext:value-type="float">
            <text:p>10.1197350025</text:p>
          </table:table-cell>
          <table:table-cell office:value-type="float" office:value="8.79279565811157" calcext:value-type="float">
            <text:p>8.7927956581</text:p>
          </table:table-cell>
          <table:table-cell office:value-type="float" office:value="7.11163449287415" calcext:value-type="float">
            <text:p>7.1116344929</text:p>
          </table:table-cell>
          <table:table-cell office:value-type="float" office:value="5.33138847351074" calcext:value-type="float">
            <text:p>5.3313884735</text:p>
          </table:table-cell>
          <table:table-cell office:value-type="float" office:value="4.70604777336121" calcext:value-type="float">
            <text:p>4.7060477734</text:p>
          </table:table-cell>
          <table:table-cell office:value-type="float" office:value="5.2043719291687" calcext:value-type="float">
            <text:p>5.2043719292</text:p>
          </table:table-cell>
          <table:table-cell office:value-type="float" office:value="6.0803689956665" calcext:value-type="float">
            <text:p>6.0803689957</text:p>
          </table:table-cell>
          <table:table-cell/>
        </table:table-row>
        <table:table-row table:style-name="ro1">
          <table:table-cell/>
          <table:table-cell office:value-type="float" office:value="11.3567003011703" calcext:value-type="float">
            <text:p>11.3567003012</text:p>
          </table:table-cell>
          <table:table-cell office:value-type="float" office:value="8.67459356784821" calcext:value-type="float">
            <text:p>8.6745935678</text:p>
          </table:table-cell>
          <table:table-cell office:value-type="float" office:value="7.14146792888641" calcext:value-type="float">
            <text:p>7.1414679289</text:p>
          </table:table-cell>
          <table:table-cell office:value-type="float" office:value="5.93366527557373" calcext:value-type="float">
            <text:p>5.9336652756</text:p>
          </table:table-cell>
          <table:table-cell office:value-type="float" office:value="5.13194072246552" calcext:value-type="float">
            <text:p>5.1319407225</text:p>
          </table:table-cell>
          <table:table-cell office:value-type="float" office:value="4.53417181968689" calcext:value-type="float">
            <text:p>4.5341718197</text:p>
          </table:table-cell>
          <table:table-cell office:value-type="float" office:value="4.14792323112488" calcext:value-type="float">
            <text:p>4.1479232311</text:p>
          </table:table-cell>
          <table:table-cell office:value-type="float" office:value="3.93106842041016" calcext:value-type="float">
            <text:p>3.9310684204</text:p>
          </table:table-cell>
          <table:table-cell/>
        </table:table-row>
        <table:table-row table:style-name="ro1">
          <table:table-cell/>
          <table:table-cell office:value-type="float" office:value="0.844451578580409" calcext:value-type="float">
            <text:p>0.8444515786</text:p>
          </table:table-cell>
          <table:table-cell office:value-type="float" office:value="0.27440477847248" calcext:value-type="float">
            <text:p>0.2744047785</text:p>
          </table:table-cell>
          <table:table-cell office:value-type="float" office:value="0.29483514400934" calcext:value-type="float">
            <text:p>0.294835144</text:p>
          </table:table-cell>
          <table:table-cell office:value-type="float" office:value="0.140816657818028" calcext:value-type="float">
            <text:p>0.1408166578</text:p>
          </table:table-cell>
          <table:table-cell office:value-type="float" office:value="0.00657083886689078" calcext:value-type="float">
            <text:p>0.0065708389</text:p>
          </table:table-cell>
          <table:table-cell office:value-type="float" office:value="0.00601966870214154" calcext:value-type="float">
            <text:p>0.0060196687</text:p>
          </table:table-cell>
          <table:table-cell office:value-type="float" office:value="0.113211897327854" calcext:value-type="float">
            <text:p>0.1132118973</text:p>
          </table:table-cell>
          <table:table-cell office:value-type="float" office:value="0.451077779363737" calcext:value-type="float">
            <text:p>0.4510777794</text:p>
          </table:table-cell>
          <table:table-cell/>
        </table:table-row>
        <table:table-row table:style-name="ro1">
          <table:table-cell/>
          <table:table-cell office:value-type="float" office:value="0.918940465199138" calcext:value-type="float">
            <text:p>0.9189404652</text:p>
          </table:table-cell>
          <table:table-cell office:value-type="float" office:value="0.523836595201671" calcext:value-type="float">
            <text:p>0.5238365952</text:p>
          </table:table-cell>
          <table:table-cell office:value-type="float" office:value="0.542987241111005" calcext:value-type="float">
            <text:p>0.5429872411</text:p>
          </table:table-cell>
          <table:table-cell office:value-type="float" office:value="0.375255456746505" calcext:value-type="float">
            <text:p>0.3752554567</text:p>
          </table:table-cell>
          <table:table-cell office:value-type="float" office:value="0.0810607109942343" calcext:value-type="float">
            <text:p>0.081060711</text:p>
          </table:table-cell>
          <table:table-cell office:value-type="float" office:value="0.0775865239725401" calcext:value-type="float">
            <text:p>0.077586524</text:p>
          </table:table-cell>
          <table:table-cell office:value-type="float" office:value="0.336469756928991" calcext:value-type="float">
            <text:p>0.3364697569</text:p>
          </table:table-cell>
          <table:table-cell office:value-type="float" office:value="0.671623242125924" calcext:value-type="float">
            <text:p>0.671623242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Boltzmann Machine</text:p>
          </table:table-cell>
          <table:table-cell office:value-type="float" office:value="4.74950656890869" calcext:value-type="float">
            <text:p>4.7495065689</text:p>
          </table:table-cell>
          <table:table-cell office:value-type="float" office:value="4.0260792016983" calcext:value-type="float">
            <text:p>4.0260792017</text:p>
          </table:table-cell>
          <table:table-cell office:value-type="float" office:value="3.12864689826965" calcext:value-type="float">
            <text:p>3.1286468983</text:p>
          </table:table-cell>
          <table:table-cell office:value-type="float" office:value="2.68032205104828" calcext:value-type="float">
            <text:p>2.680322051</text:p>
          </table:table-cell>
          <table:table-cell office:value-type="float" office:value="2.22563064098358" calcext:value-type="float">
            <text:p>2.225630641</text:p>
          </table:table-cell>
          <table:table-cell office:value-type="float" office:value="2.09333245754242" calcext:value-type="float">
            <text:p>2.0933324575</text:p>
          </table:table-cell>
          <table:table-cell office:value-type="float" office:value="1.99205932617188" calcext:value-type="float">
            <text:p>1.9920593262</text:p>
          </table:table-cell>
          <table:table-cell office:value-type="float" office:value="1.88122873306274" calcext:value-type="float">
            <text:p>1.8812287331</text:p>
          </table:table-cell>
          <table:table-cell/>
        </table:table-row>
        <table:table-row table:style-name="ro1">
          <table:table-cell/>
          <table:table-cell office:value-type="float" office:value="4.58138346672058" calcext:value-type="float">
            <text:p>4.5813834667</text:p>
          </table:table-cell>
          <table:table-cell office:value-type="float" office:value="3.5674614906311" calcext:value-type="float">
            <text:p>3.5674614906</text:p>
          </table:table-cell>
          <table:table-cell office:value-type="float" office:value="2.9155695438385" calcext:value-type="float">
            <text:p>2.9155695438</text:p>
          </table:table-cell>
          <table:table-cell office:value-type="float" office:value="2.50000262260437" calcext:value-type="float">
            <text:p>2.5000026226</text:p>
          </table:table-cell>
          <table:table-cell office:value-type="float" office:value="2.1753556728363" calcext:value-type="float">
            <text:p>2.1753556728</text:p>
          </table:table-cell>
          <table:table-cell office:value-type="float" office:value="1.94236063957214" calcext:value-type="float">
            <text:p>1.9423606396</text:p>
          </table:table-cell>
          <table:table-cell office:value-type="float" office:value="1.80405020713806" calcext:value-type="float">
            <text:p>1.8040502071</text:p>
          </table:table-cell>
          <table:table-cell office:value-type="float" office:value="1.77964162826538" calcext:value-type="float">
            <text:p>1.7796416283</text:p>
          </table:table-cell>
          <table:table-cell/>
        </table:table-row>
        <table:table-row table:style-name="ro1">
          <table:table-cell/>
          <table:table-cell office:value-type="float" office:value="5.31033611297607" calcext:value-type="float">
            <text:p>5.310336113</text:p>
          </table:table-cell>
          <table:table-cell office:value-type="float" office:value="5.91845154762268" calcext:value-type="float">
            <text:p>5.9184515476</text:p>
          </table:table-cell>
          <table:table-cell office:value-type="float" office:value="3.78290486335754" calcext:value-type="float">
            <text:p>3.7829048634</text:p>
          </table:table-cell>
          <table:table-cell office:value-type="float" office:value="3.43680858612061" calcext:value-type="float">
            <text:p>3.4368085861</text:p>
          </table:table-cell>
          <table:table-cell office:value-type="float" office:value="2.43316173553467" calcext:value-type="float">
            <text:p>2.4331617355</text:p>
          </table:table-cell>
          <table:table-cell office:value-type="float" office:value="3.02560663223267" calcext:value-type="float">
            <text:p>3.0256066322</text:p>
          </table:table-cell>
          <table:table-cell office:value-type="float" office:value="3.02891802787781" calcext:value-type="float">
            <text:p>3.0289180279</text:p>
          </table:table-cell>
          <table:table-cell office:value-type="float" office:value="2.07990670204163" calcext:value-type="float">
            <text:p>2.079906702</text:p>
          </table:table-cell>
          <table:table-cell/>
        </table:table-row>
        <table:table-row table:style-name="ro1">
          <table:table-cell/>
          <table:table-cell office:value-type="float" office:value="4.62120127677918" calcext:value-type="float">
            <text:p>4.6212012768</text:p>
          </table:table-cell>
          <table:table-cell office:value-type="float" office:value="3.59867238998413" calcext:value-type="float">
            <text:p>3.59867239</text:p>
          </table:table-cell>
          <table:table-cell office:value-type="float" office:value="3.07509815692902" calcext:value-type="float">
            <text:p>3.0750981569</text:p>
          </table:table-cell>
          <table:table-cell office:value-type="float" office:value="2.57062149047852" calcext:value-type="float">
            <text:p>2.5706214905</text:p>
          </table:table-cell>
          <table:table-cell office:value-type="float" office:value="2.20446145534515" calcext:value-type="float">
            <text:p>2.2044614553</text:p>
          </table:table-cell>
          <table:table-cell office:value-type="float" office:value="1.96992886066437" calcext:value-type="float">
            <text:p>1.9699288607</text:p>
          </table:table-cell>
          <table:table-cell office:value-type="float" office:value="1.87404608726501" calcext:value-type="float">
            <text:p>1.8740460873</text:p>
          </table:table-cell>
          <table:table-cell office:value-type="float" office:value="1.84496629238129" calcext:value-type="float">
            <text:p>1.8449662924</text:p>
          </table:table-cell>
          <table:table-cell/>
        </table:table-row>
        <table:table-row table:style-name="ro1">
          <table:table-cell/>
          <table:table-cell office:value-type="float" office:value="0.0816282701400244" calcext:value-type="float">
            <text:p>0.0816282701</text:p>
          </table:table-cell>
          <table:table-cell office:value-type="float" office:value="0.670362181923823" calcext:value-type="float">
            <text:p>0.6703621819</text:p>
          </table:table-cell>
          <table:table-cell office:value-type="float" office:value="0.0624440829771806" calcext:value-type="float">
            <text:p>0.062444083</text:p>
          </table:table-cell>
          <table:table-cell office:value-type="float" office:value="0.0775184653348491" calcext:value-type="float">
            <text:p>0.0775184653</text:p>
          </table:table-cell>
          <table:table-cell office:value-type="float" office:value="0.00569401475212001" calcext:value-type="float">
            <text:p>0.0056940148</text:p>
          </table:table-cell>
          <table:table-cell office:value-type="float" office:value="0.112217219404936" calcext:value-type="float">
            <text:p>0.1122172194</text:p>
          </table:table-cell>
          <table:table-cell office:value-type="float" office:value="0.13599541293699" calcext:value-type="float">
            <text:p>0.1359954129</text:p>
          </table:table-cell>
          <table:table-cell office:value-type="float" office:value="0.0112274561103151" calcext:value-type="float">
            <text:p>0.0112274561</text:p>
          </table:table-cell>
          <table:table-cell/>
        </table:table-row>
        <table:table-row table:style-name="ro1">
          <table:table-cell/>
          <table:table-cell office:value-type="float" office:value="0.285706615499229" calcext:value-type="float">
            <text:p>0.2857066155</text:p>
          </table:table-cell>
          <table:table-cell office:value-type="float" office:value="0.818756485118636" calcext:value-type="float">
            <text:p>0.8187564851</text:p>
          </table:table-cell>
          <table:table-cell office:value-type="float" office:value="0.249888140929458" calcext:value-type="float">
            <text:p>0.2498881409</text:p>
          </table:table-cell>
          <table:table-cell office:value-type="float" office:value="0.278421380886686" calcext:value-type="float">
            <text:p>0.2784213809</text:p>
          </table:table-cell>
          <table:table-cell office:value-type="float" office:value="0.0754586956693528" calcext:value-type="float">
            <text:p>0.0754586957</text:p>
          </table:table-cell>
          <table:table-cell office:value-type="float" office:value="0.334988386970258" calcext:value-type="float">
            <text:p>0.334988387</text:p>
          </table:table-cell>
          <table:table-cell office:value-type="float" office:value="0.368775559028781" calcext:value-type="float">
            <text:p>0.368775559</text:p>
          </table:table-cell>
          <table:table-cell office:value-type="float" office:value="0.105959690969326" calcext:value-type="float">
            <text:p>0.10595969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st Assignment</text:p>
          </table:table-cell>
          <table:table-cell office:value-type="float" office:value="3.79813385009766" calcext:value-type="float">
            <text:p>3.7981338501</text:p>
          </table:table-cell>
          <table:table-cell office:value-type="float" office:value="3.10312187671661" calcext:value-type="float">
            <text:p>3.1031218767</text:p>
          </table:table-cell>
          <table:table-cell office:value-type="float" office:value="2.61095914840698" calcext:value-type="float">
            <text:p>2.6109591484</text:p>
          </table:table-cell>
          <table:table-cell office:value-type="float" office:value="2.10187692642212" calcext:value-type="float">
            <text:p>2.1018769264</text:p>
          </table:table-cell>
          <table:table-cell office:value-type="float" office:value="2.08039622306824" calcext:value-type="float">
            <text:p>2.0803962231</text:p>
          </table:table-cell>
          <table:table-cell office:value-type="float" office:value="1.67134563922882" calcext:value-type="float">
            <text:p>1.6713456392</text:p>
          </table:table-cell>
          <table:table-cell office:value-type="float" office:value="1.54781084060669" calcext:value-type="float">
            <text:p>1.5478108406</text:p>
          </table:table-cell>
          <table:table-cell office:value-type="float" office:value="1.60364511013031" calcext:value-type="float">
            <text:p>1.6036451101</text:p>
          </table:table-cell>
          <table:table-cell/>
        </table:table-row>
        <table:table-row table:style-name="ro1">
          <table:table-cell/>
          <table:table-cell office:value-type="float" office:value="3.66541910171509" calcext:value-type="float">
            <text:p>3.6654191017</text:p>
          </table:table-cell>
          <table:table-cell office:value-type="float" office:value="2.87862062454224" calcext:value-type="float">
            <text:p>2.8786206245</text:p>
          </table:table-cell>
          <table:table-cell office:value-type="float" office:value="2.36918234825134" calcext:value-type="float">
            <text:p>2.3691823483</text:p>
          </table:table-cell>
          <table:table-cell office:value-type="float" office:value="2.0131471157074" calcext:value-type="float">
            <text:p>2.0131471157</text:p>
          </table:table-cell>
          <table:table-cell office:value-type="float" office:value="1.81039214134216" calcext:value-type="float">
            <text:p>1.8103921413</text:p>
          </table:table-cell>
          <table:table-cell office:value-type="float" office:value="1.61861896514893" calcext:value-type="float">
            <text:p>1.6186189651</text:p>
          </table:table-cell>
          <table:table-cell office:value-type="float" office:value="1.46048283576965" calcext:value-type="float">
            <text:p>1.4604828358</text:p>
          </table:table-cell>
          <table:table-cell office:value-type="float" office:value="1.53203320503235" calcext:value-type="float">
            <text:p>1.532033205</text:p>
          </table:table-cell>
          <table:table-cell/>
        </table:table-row>
        <table:table-row table:style-name="ro1">
          <table:table-cell/>
          <table:table-cell office:value-type="float" office:value="4.68837690353394" calcext:value-type="float">
            <text:p>4.6883769035</text:p>
          </table:table-cell>
          <table:table-cell office:value-type="float" office:value="3.84502911567688" calcext:value-type="float">
            <text:p>3.8450291157</text:p>
          </table:table-cell>
          <table:table-cell office:value-type="float" office:value="3.39273381233215" calcext:value-type="float">
            <text:p>3.3927338123</text:p>
          </table:table-cell>
          <table:table-cell office:value-type="float" office:value="2.34297823905945" calcext:value-type="float">
            <text:p>2.3429782391</text:p>
          </table:table-cell>
          <table:table-cell office:value-type="float" office:value="3.61806869506836" calcext:value-type="float">
            <text:p>3.6180686951</text:p>
          </table:table-cell>
          <table:table-cell office:value-type="float" office:value="1.84872841835022" calcext:value-type="float">
            <text:p>1.8487284184</text:p>
          </table:table-cell>
          <table:table-cell office:value-type="float" office:value="1.69036531448364" calcext:value-type="float">
            <text:p>1.6903653145</text:p>
          </table:table-cell>
          <table:table-cell office:value-type="float" office:value="1.75077438354492" calcext:value-type="float">
            <text:p>1.7507743835</text:p>
          </table:table-cell>
          <table:table-cell/>
        </table:table-row>
        <table:table-row table:style-name="ro1">
          <table:table-cell/>
          <table:table-cell office:value-type="float" office:value="3.69303452968597" calcext:value-type="float">
            <text:p>3.6930345297</text:p>
          </table:table-cell>
          <table:table-cell office:value-type="float" office:value="2.98022937774658" calcext:value-type="float">
            <text:p>2.9802293777</text:p>
          </table:table-cell>
          <table:table-cell office:value-type="float" office:value="2.42762088775635" calcext:value-type="float">
            <text:p>2.4276208878</text:p>
          </table:table-cell>
          <table:table-cell office:value-type="float" office:value="2.08307456970215" calcext:value-type="float">
            <text:p>2.0830745697</text:p>
          </table:table-cell>
          <table:table-cell office:value-type="float" office:value="1.85587167739868" calcext:value-type="float">
            <text:p>1.8558716774</text:p>
          </table:table-cell>
          <table:table-cell office:value-type="float" office:value="1.63072443008423" calcext:value-type="float">
            <text:p>1.6307244301</text:p>
          </table:table-cell>
          <table:table-cell office:value-type="float" office:value="1.5318797826767" calcext:value-type="float">
            <text:p>1.5318797827</text:p>
          </table:table-cell>
          <table:table-cell office:value-type="float" office:value="1.5782105922699" calcext:value-type="float">
            <text:p>1.5782105923</text:p>
          </table:table-cell>
          <table:table-cell/>
        </table:table-row>
        <table:table-row table:style-name="ro1">
          <table:table-cell/>
          <table:table-cell office:value-type="float" office:value="0.0988578435622382" calcext:value-type="float">
            <text:p>0.0988578436</text:p>
          </table:table-cell>
          <table:table-cell office:value-type="float" office:value="0.0897041076933426" calcext:value-type="float">
            <text:p>0.0897041077</text:p>
          </table:table-cell>
          <table:table-cell office:value-type="float" office:value="0.129337469258167" calcext:value-type="float">
            <text:p>0.1293374693</text:p>
          </table:table-cell>
          <table:table-cell office:value-type="float" office:value="0.00816682670984948" calcext:value-type="float">
            <text:p>0.0081668267</text:p>
          </table:table-cell>
          <table:table-cell office:value-type="float" office:value="0.309569939686687" calcext:value-type="float">
            <text:p>0.3095699397</text:p>
          </table:table-cell>
          <table:table-cell office:value-type="float" office:value="0.00644395085911798" calcext:value-type="float">
            <text:p>0.0064439509</text:p>
          </table:table-cell>
          <table:table-cell office:value-type="float" office:value="0.00509786895120972" calcext:value-type="float">
            <text:p>0.005097869</text:p>
          </table:table-cell>
          <table:table-cell office:value-type="float" office:value="0.00598996164735645" calcext:value-type="float">
            <text:p>0.0059899616</text:p>
          </table:table-cell>
          <table:table-cell/>
        </table:table-row>
        <table:table-row table:style-name="ro1">
          <table:table-cell/>
          <table:table-cell office:value-type="float" office:value="0.314416671889768" calcext:value-type="float">
            <text:p>0.3144166719</text:p>
          </table:table-cell>
          <table:table-cell office:value-type="float" office:value="0.299506440153367" calcext:value-type="float">
            <text:p>0.2995064402</text:p>
          </table:table-cell>
          <table:table-cell office:value-type="float" office:value="0.359635189126657" calcext:value-type="float">
            <text:p>0.3596351891</text:p>
          </table:table-cell>
          <table:table-cell office:value-type="float" office:value="0.0903704968994277" calcext:value-type="float">
            <text:p>0.0903704969</text:p>
          </table:table-cell>
          <table:table-cell office:value-type="float" office:value="0.556390096682793" calcext:value-type="float">
            <text:p>0.5563900967</text:p>
          </table:table-cell>
          <table:table-cell office:value-type="float" office:value="0.0802742228808101" calcext:value-type="float">
            <text:p>0.0802742229</text:p>
          </table:table-cell>
          <table:table-cell office:value-type="float" office:value="0.0713993624005826" calcext:value-type="float">
            <text:p>0.0713993624</text:p>
          </table:table-cell>
          <table:table-cell office:value-type="float" office:value="0.0773948425113486" calcext:value-type="float">
            <text:p>0.0773948425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ile Search</text:p>
          </table:table-cell>
          <table:table-cell office:value-type="float" office:value="41.5622238874435" calcext:value-type="float">
            <text:p>41.5622238874</text:p>
          </table:table-cell>
          <table:table-cell office:value-type="float" office:value="49.1976184844971" calcext:value-type="float">
            <text:p>49.1976184845</text:p>
          </table:table-cell>
          <table:table-cell office:value-type="float" office:value="41.2735759496689" calcext:value-type="float">
            <text:p>41.2735759497</text:p>
          </table:table-cell>
          <table:table-cell office:value-type="float" office:value="52.9552290439606" calcext:value-type="float">
            <text:p>52.955229044</text:p>
          </table:table-cell>
          <table:table-cell office:value-type="float" office:value="45.4951958417893" calcext:value-type="float">
            <text:p>45.4951958418</text:p>
          </table:table-cell>
          <table:table-cell office:value-type="float" office:value="45.7652771949768" calcext:value-type="float">
            <text:p>45.765277195</text:p>
          </table:table-cell>
          <table:table-cell office:value-type="float" office:value="44.8012304782867" calcext:value-type="float">
            <text:p>44.8012304783</text:p>
          </table:table-cell>
          <table:table-cell office:value-type="float" office:value="42.6506335735321" calcext:value-type="float">
            <text:p>42.6506335735</text:p>
          </table:table-cell>
          <table:table-cell/>
        </table:table-row>
        <table:table-row table:style-name="ro1">
          <table:table-cell/>
          <table:table-cell office:value-type="float" office:value="40.1625173091888" calcext:value-type="float">
            <text:p>40.1625173092</text:p>
          </table:table-cell>
          <table:table-cell office:value-type="float" office:value="44.1773312091827" calcext:value-type="float">
            <text:p>44.1773312092</text:p>
          </table:table-cell>
          <table:table-cell office:value-type="float" office:value="39.7567291259766" calcext:value-type="float">
            <text:p>39.756729126</text:p>
          </table:table-cell>
          <table:table-cell office:value-type="float" office:value="50.9063625335693" calcext:value-type="float">
            <text:p>50.9063625336</text:p>
          </table:table-cell>
          <table:table-cell office:value-type="float" office:value="43.7919533252716" calcext:value-type="float">
            <text:p>43.7919533253</text:p>
          </table:table-cell>
          <table:table-cell office:value-type="float" office:value="42.3722174167633" calcext:value-type="float">
            <text:p>42.3722174168</text:p>
          </table:table-cell>
          <table:table-cell office:value-type="float" office:value="36.8173973560333" calcext:value-type="float">
            <text:p>36.817397356</text:p>
          </table:table-cell>
          <table:table-cell office:value-type="float" office:value="39.5328390598297" calcext:value-type="float">
            <text:p>39.5328390598</text:p>
          </table:table-cell>
          <table:table-cell/>
        </table:table-row>
        <table:table-row table:style-name="ro1">
          <table:table-cell/>
          <table:table-cell office:value-type="float" office:value="43.5823760032654" calcext:value-type="float">
            <text:p>43.5823760033</text:p>
          </table:table-cell>
          <table:table-cell office:value-type="float" office:value="52.0610432624817" calcext:value-type="float">
            <text:p>52.0610432625</text:p>
          </table:table-cell>
          <table:table-cell office:value-type="float" office:value="42.8420174121857" calcext:value-type="float">
            <text:p>42.8420174122</text:p>
          </table:table-cell>
          <table:table-cell office:value-type="float" office:value="55.4285786151886" calcext:value-type="float">
            <text:p>55.4285786152</text:p>
          </table:table-cell>
          <table:table-cell office:value-type="float" office:value="47.6119198799133" calcext:value-type="float">
            <text:p>47.6119198799</text:p>
          </table:table-cell>
          <table:table-cell office:value-type="float" office:value="50.5585632324219" calcext:value-type="float">
            <text:p>50.5585632324</text:p>
          </table:table-cell>
          <table:table-cell office:value-type="float" office:value="56.1286680698395" calcext:value-type="float">
            <text:p>56.1286680698</text:p>
          </table:table-cell>
          <table:table-cell office:value-type="float" office:value="45.4544787406921" calcext:value-type="float">
            <text:p>45.4544787407</text:p>
          </table:table-cell>
          <table:table-cell/>
        </table:table-row>
        <table:table-row table:style-name="ro1">
          <table:table-cell/>
          <table:table-cell office:value-type="float" office:value="41.2344908714294" calcext:value-type="float">
            <text:p>41.2344908714</text:p>
          </table:table-cell>
          <table:table-cell office:value-type="float" office:value="49.5977005958557" calcext:value-type="float">
            <text:p>49.5977005959</text:p>
          </table:table-cell>
          <table:table-cell office:value-type="float" office:value="41.1845293045044" calcext:value-type="float">
            <text:p>41.1845293045</text:p>
          </table:table-cell>
          <table:table-cell office:value-type="float" office:value="53.1210105419159" calcext:value-type="float">
            <text:p>53.1210105419</text:p>
          </table:table-cell>
          <table:table-cell office:value-type="float" office:value="45.1390497684479" calcext:value-type="float">
            <text:p>45.1390497684</text:p>
          </table:table-cell>
          <table:table-cell office:value-type="float" office:value="45.4707617759705" calcext:value-type="float">
            <text:p>45.470761776</text:p>
          </table:table-cell>
          <table:table-cell office:value-type="float" office:value="43.1244257688522" calcext:value-type="float">
            <text:p>43.1244257689</text:p>
          </table:table-cell>
          <table:table-cell office:value-type="float" office:value="42.2050156593323" calcext:value-type="float">
            <text:p>42.2050156593</text:p>
          </table:table-cell>
          <table:table-cell/>
        </table:table-row>
        <table:table-row table:style-name="ro1">
          <table:table-cell/>
          <table:table-cell office:value-type="float" office:value="1.12383172515527" calcext:value-type="float">
            <text:p>1.1238317252</text:p>
          </table:table-cell>
          <table:table-cell office:value-type="float" office:value="4.23668522210388" calcext:value-type="float">
            <text:p>4.2366852221</text:p>
          </table:table-cell>
          <table:table-cell office:value-type="float" office:value="1.18659187058831" calcext:value-type="float">
            <text:p>1.1865918706</text:p>
          </table:table-cell>
          <table:table-cell office:value-type="float" office:value="1.7343138338154" calcext:value-type="float">
            <text:p>1.7343138338</text:p>
          </table:table-cell>
          <table:table-cell office:value-type="float" office:value="1.87927419719398" calcext:value-type="float">
            <text:p>1.8792741972</text:p>
          </table:table-cell>
          <table:table-cell office:value-type="float" office:value="7.2869055066224" calcext:value-type="float">
            <text:p>7.2869055066</text:p>
          </table:table-cell>
          <table:table-cell office:value-type="float" office:value="49.7249122087153" calcext:value-type="float">
            <text:p>49.7249122087</text:p>
          </table:table-cell>
          <table:table-cell office:value-type="float" office:value="4.4110153923069" calcext:value-type="float">
            <text:p>4.4110153923</text:p>
          </table:table-cell>
          <table:table-cell/>
        </table:table-row>
        <table:table-row table:style-name="ro1">
          <table:table-cell/>
          <table:table-cell office:value-type="float" office:value="1.06010929868352" calcext:value-type="float">
            <text:p>1.0601092987</text:p>
          </table:table-cell>
          <table:table-cell office:value-type="float" office:value="2.05832097159405" calcext:value-type="float">
            <text:p>2.0583209716</text:p>
          </table:table-cell>
          <table:table-cell office:value-type="float" office:value="1.08930797784112" calcext:value-type="float">
            <text:p>1.0893079778</text:p>
          </table:table-cell>
          <table:table-cell office:value-type="float" office:value="1.31693349635257" calcext:value-type="float">
            <text:p>1.3169334964</text:p>
          </table:table-cell>
          <table:table-cell office:value-type="float" office:value="1.37086622147968" calcext:value-type="float">
            <text:p>1.3708662215</text:p>
          </table:table-cell>
          <table:table-cell office:value-type="float" office:value="2.69942688484471" calcext:value-type="float">
            <text:p>2.6994268848</text:p>
          </table:table-cell>
          <table:table-cell office:value-type="float" office:value="7.05158933919973" calcext:value-type="float">
            <text:p>7.0515893392</text:p>
          </table:table-cell>
          <table:table-cell office:value-type="float" office:value="2.1002417461585" calcext:value-type="float">
            <text:p>2.1002417462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Kmean</text:p>
          </table:table-cell>
          <table:table-cell office:value-type="float" office:value="32.099874329567" calcext:value-type="float">
            <text:p>32.0998743296</text:p>
          </table:table-cell>
          <table:table-cell office:value-type="float" office:value="28.6129231214523" calcext:value-type="float">
            <text:p>28.6129231215</text:p>
          </table:table-cell>
          <table:table-cell office:value-type="float" office:value="24.1083880424499" calcext:value-type="float">
            <text:p>24.1083880424</text:p>
          </table:table-cell>
          <table:table-cell office:value-type="float" office:value="21.865807557106" calcext:value-type="float">
            <text:p>21.8658075571</text:p>
          </table:table-cell>
          <table:table-cell office:value-type="float" office:value="20.9966009616852" calcext:value-type="float">
            <text:p>20.9966009617</text:p>
          </table:table-cell>
          <table:table-cell office:value-type="float" office:value="18.02344789505" calcext:value-type="float">
            <text:p>18.0234478951</text:p>
          </table:table-cell>
          <table:table-cell office:value-type="float" office:value="17.4440767049789" calcext:value-type="float">
            <text:p>17.444076705</text:p>
          </table:table-cell>
          <table:table-cell office:value-type="float" office:value="17.4782223701477" calcext:value-type="float">
            <text:p>17.4782223701</text:p>
          </table:table-cell>
          <table:table-cell/>
        </table:table-row>
        <table:table-row table:style-name="ro1">
          <table:table-cell/>
          <table:table-cell office:value-type="float" office:value="30.9832847118378" calcext:value-type="float">
            <text:p>30.9832847118</text:p>
          </table:table-cell>
          <table:table-cell office:value-type="float" office:value="27.4385812282562" calcext:value-type="float">
            <text:p>27.4385812283</text:p>
          </table:table-cell>
          <table:table-cell office:value-type="float" office:value="23.1131656169891" calcext:value-type="float">
            <text:p>23.113165617</text:p>
          </table:table-cell>
          <table:table-cell office:value-type="float" office:value="20.7705392837524" calcext:value-type="float">
            <text:p>20.7705392838</text:p>
          </table:table-cell>
          <table:table-cell office:value-type="float" office:value="20.3050403594971" calcext:value-type="float">
            <text:p>20.3050403595</text:p>
          </table:table-cell>
          <table:table-cell office:value-type="float" office:value="17.6596658229828" calcext:value-type="float">
            <text:p>17.659665823</text:p>
          </table:table-cell>
          <table:table-cell office:value-type="float" office:value="16.9529485702515" calcext:value-type="float">
            <text:p>16.9529485703</text:p>
          </table:table-cell>
          <table:table-cell office:value-type="float" office:value="16.9151813983917" calcext:value-type="float">
            <text:p>16.9151813984</text:p>
          </table:table-cell>
          <table:table-cell/>
        </table:table-row>
        <table:table-row table:style-name="ro1">
          <table:table-cell/>
          <table:table-cell office:value-type="float" office:value="37.1757690906525" calcext:value-type="float">
            <text:p>37.1757690907</text:p>
          </table:table-cell>
          <table:table-cell office:value-type="float" office:value="32.1005654335022" calcext:value-type="float">
            <text:p>32.1005654335</text:p>
          </table:table-cell>
          <table:table-cell office:value-type="float" office:value="25.8829734325409" calcext:value-type="float">
            <text:p>25.8829734325</text:p>
          </table:table-cell>
          <table:table-cell office:value-type="float" office:value="23.400643825531" calcext:value-type="float">
            <text:p>23.4006438255</text:p>
          </table:table-cell>
          <table:table-cell office:value-type="float" office:value="22.7706935405731" calcext:value-type="float">
            <text:p>22.7706935406</text:p>
          </table:table-cell>
          <table:table-cell office:value-type="float" office:value="18.9941983222961" calcext:value-type="float">
            <text:p>18.9941983223</text:p>
          </table:table-cell>
          <table:table-cell office:value-type="float" office:value="18.4025337696075" calcext:value-type="float">
            <text:p>18.4025337696</text:p>
          </table:table-cell>
          <table:table-cell office:value-type="float" office:value="18.7487111091614" calcext:value-type="float">
            <text:p>18.7487111092</text:p>
          </table:table-cell>
          <table:table-cell/>
        </table:table-row>
        <table:table-row table:style-name="ro1">
          <table:table-cell/>
          <table:table-cell office:value-type="float" office:value="31.2717797756195" calcext:value-type="float">
            <text:p>31.2717797756</text:p>
          </table:table-cell>
          <table:table-cell office:value-type="float" office:value="28.0404937267303" calcext:value-type="float">
            <text:p>28.0404937267</text:p>
          </table:table-cell>
          <table:table-cell office:value-type="float" office:value="23.7822979688644" calcext:value-type="float">
            <text:p>23.7822979689</text:p>
          </table:table-cell>
          <table:table-cell office:value-type="float" office:value="21.6704201698303" calcext:value-type="float">
            <text:p>21.6704201698</text:p>
          </table:table-cell>
          <table:table-cell office:value-type="float" office:value="20.6260269880295" calcext:value-type="float">
            <text:p>20.626026988</text:p>
          </table:table-cell>
          <table:table-cell office:value-type="float" office:value="17.9902150630951" calcext:value-type="float">
            <text:p>17.9902150631</text:p>
          </table:table-cell>
          <table:table-cell office:value-type="float" office:value="17.3074690103531" calcext:value-type="float">
            <text:p>17.3074690104</text:p>
          </table:table-cell>
          <table:table-cell office:value-type="float" office:value="17.2739503383636" calcext:value-type="float">
            <text:p>17.2739503384</text:p>
          </table:table-cell>
          <table:table-cell/>
        </table:table-row>
        <table:table-row table:style-name="ro1">
          <table:table-cell/>
          <table:table-cell office:value-type="float" office:value="3.61365079116984" calcext:value-type="float">
            <text:p>3.6136507912</text:p>
          </table:table-cell>
          <table:table-cell office:value-type="float" office:value="2.31926399133469" calcext:value-type="float">
            <text:p>2.3192639913</text:p>
          </table:table-cell>
          <table:table-cell office:value-type="float" office:value="0.960068281581915" calcext:value-type="float">
            <text:p>0.9600682816</text:p>
          </table:table-cell>
          <table:table-cell office:value-type="float" office:value="0.795602133243928" calcext:value-type="float">
            <text:p>0.7956021332</text:p>
          </table:table-cell>
          <table:table-cell office:value-type="float" office:value="0.634040279824682" calcext:value-type="float">
            <text:p>0.6340402798</text:p>
          </table:table-cell>
          <table:table-cell office:value-type="float" office:value="0.138309678187653" calcext:value-type="float">
            <text:p>0.1383096782</text:p>
          </table:table-cell>
          <table:table-cell office:value-type="float" office:value="0.25838009665506" calcext:value-type="float">
            <text:p>0.2583800967</text:p>
          </table:table-cell>
          <table:table-cell office:value-type="float" office:value="0.304989958877261" calcext:value-type="float">
            <text:p>0.3049899589</text:p>
          </table:table-cell>
          <table:table-cell/>
        </table:table-row>
        <table:table-row table:style-name="ro1">
          <table:table-cell/>
          <table:table-cell office:value-type="float" office:value="1.90096049174354" calcext:value-type="float">
            <text:p>1.9009604917</text:p>
          </table:table-cell>
          <table:table-cell office:value-type="float" office:value="1.52291299532662" calcext:value-type="float">
            <text:p>1.5229129953</text:p>
          </table:table-cell>
          <table:table-cell office:value-type="float" office:value="0.979830741292554" calcext:value-type="float">
            <text:p>0.9798307413</text:p>
          </table:table-cell>
          <table:table-cell office:value-type="float" office:value="0.891965320650937" calcext:value-type="float">
            <text:p>0.8919653207</text:p>
          </table:table-cell>
          <table:table-cell office:value-type="float" office:value="0.796266462828042" calcext:value-type="float">
            <text:p>0.7962664628</text:p>
          </table:table-cell>
          <table:table-cell office:value-type="float" office:value="0.371900091674703" calcext:value-type="float">
            <text:p>0.3719000917</text:p>
          </table:table-cell>
          <table:table-cell office:value-type="float" office:value="0.508311023542733" calcext:value-type="float">
            <text:p>0.5083110235</text:p>
          </table:table-cell>
          <table:table-cell office:value-type="float" office:value="0.552258959979157" calcext:value-type="float">
            <text:p>0.55225896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Running Statistics</text:p>
          </table:table-cell>
          <table:table-cell office:value-type="float" office:value="19.429558634758" calcext:value-type="float">
            <text:p>19.4295586348</text:p>
          </table:table-cell>
          <table:table-cell office:value-type="float" office:value="17.4319792747498" calcext:value-type="float">
            <text:p>17.4319792747</text:p>
          </table:table-cell>
          <table:table-cell office:value-type="float" office:value="16.2296582460403" calcext:value-type="float">
            <text:p>16.229658246</text:p>
          </table:table-cell>
          <table:table-cell office:value-type="float" office:value="15.8476252317429" calcext:value-type="float">
            <text:p>15.8476252317</text:p>
          </table:table-cell>
          <table:table-cell office:value-type="float" office:value="14.990877866745" calcext:value-type="float">
            <text:p>14.9908778667</text:p>
          </table:table-cell>
          <table:table-cell office:value-type="float" office:value="14.7811008453369" calcext:value-type="float">
            <text:p>14.7811008453</text:p>
          </table:table-cell>
          <table:table-cell office:value-type="float" office:value="13.7765163898468" calcext:value-type="float">
            <text:p>13.7765163898</text:p>
          </table:table-cell>
          <table:table-cell office:value-type="float" office:value="13.9885908842087" calcext:value-type="float">
            <text:p>13.9885908842</text:p>
          </table:table-cell>
          <table:table-cell/>
        </table:table-row>
        <table:table-row table:style-name="ro1">
          <table:table-cell/>
          <table:table-cell office:value-type="float" office:value="18.6103515625" calcext:value-type="float">
            <text:p>18.6103515625</text:p>
          </table:table-cell>
          <table:table-cell office:value-type="float" office:value="16.8615591526032" calcext:value-type="float">
            <text:p>16.8615591526</text:p>
          </table:table-cell>
          <table:table-cell office:value-type="float" office:value="15.5101878643036" calcext:value-type="float">
            <text:p>15.5101878643</text:p>
          </table:table-cell>
          <table:table-cell office:value-type="float" office:value="15.0427911281586" calcext:value-type="float">
            <text:p>15.0427911282</text:p>
          </table:table-cell>
          <table:table-cell office:value-type="float" office:value="14.4142515659332" calcext:value-type="float">
            <text:p>14.4142515659</text:p>
          </table:table-cell>
          <table:table-cell office:value-type="float" office:value="13.5579481124878" calcext:value-type="float">
            <text:p>13.5579481125</text:p>
          </table:table-cell>
          <table:table-cell office:value-type="float" office:value="13.3908505439758" calcext:value-type="float">
            <text:p>13.390850544</text:p>
          </table:table-cell>
          <table:table-cell office:value-type="float" office:value="13.4787826538086" calcext:value-type="float">
            <text:p>13.4787826538</text:p>
          </table:table-cell>
          <table:table-cell/>
        </table:table-row>
        <table:table-row table:style-name="ro1">
          <table:table-cell/>
          <table:table-cell office:value-type="float" office:value="20.9151327610016" calcext:value-type="float">
            <text:p>20.915132761</text:p>
          </table:table-cell>
          <table:table-cell office:value-type="float" office:value="18.4816703796387" calcext:value-type="float">
            <text:p>18.4816703796</text:p>
          </table:table-cell>
          <table:table-cell office:value-type="float" office:value="17.169100522995" calcext:value-type="float">
            <text:p>17.169100523</text:p>
          </table:table-cell>
          <table:table-cell office:value-type="float" office:value="17.9540078639984" calcext:value-type="float">
            <text:p>17.954007864</text:p>
          </table:table-cell>
          <table:table-cell office:value-type="float" office:value="16.2372808456421" calcext:value-type="float">
            <text:p>16.2372808456</text:p>
          </table:table-cell>
          <table:table-cell office:value-type="float" office:value="15.7608036994934" calcext:value-type="float">
            <text:p>15.7608036995</text:p>
          </table:table-cell>
          <table:table-cell office:value-type="float" office:value="14.1950333118439" calcext:value-type="float">
            <text:p>14.1950333118</text:p>
          </table:table-cell>
          <table:table-cell office:value-type="float" office:value="15.2183308601379" calcext:value-type="float">
            <text:p>15.2183308601</text:p>
          </table:table-cell>
          <table:table-cell/>
        </table:table-row>
        <table:table-row table:style-name="ro1">
          <table:table-cell/>
          <table:table-cell office:value-type="float" office:value="19.1710603237152" calcext:value-type="float">
            <text:p>19.1710603237</text:p>
          </table:table-cell>
          <table:table-cell office:value-type="float" office:value="17.321884393692" calcext:value-type="float">
            <text:p>17.3218843937</text:p>
          </table:table-cell>
          <table:table-cell office:value-type="float" office:value="16.1390365362167" calcext:value-type="float">
            <text:p>16.1390365362</text:p>
          </table:table-cell>
          <table:table-cell office:value-type="float" office:value="15.6123422384262" calcext:value-type="float">
            <text:p>15.6123422384</text:p>
          </table:table-cell>
          <table:table-cell office:value-type="float" office:value="14.948183298111" calcext:value-type="float">
            <text:p>14.9481832981</text:p>
          </table:table-cell>
          <table:table-cell office:value-type="float" office:value="14.7027858495712" calcext:value-type="float">
            <text:p>14.7027858496</text:p>
          </table:table-cell>
          <table:table-cell office:value-type="float" office:value="13.7324697971344" calcext:value-type="float">
            <text:p>13.7324697971</text:p>
          </table:table-cell>
          <table:table-cell office:value-type="float" office:value="13.7516003847122" calcext:value-type="float">
            <text:p>13.7516003847</text:p>
          </table:table-cell>
          <table:table-cell/>
        </table:table-row>
        <table:table-row table:style-name="ro1">
          <table:table-cell/>
          <table:table-cell office:value-type="float" office:value="0.549494989952668" calcext:value-type="float">
            <text:p>0.54949499</text:p>
          </table:table-cell>
          <table:table-cell office:value-type="float" office:value="0.324928032686295" calcext:value-type="float">
            <text:p>0.3249280327</text:p>
          </table:table-cell>
          <table:table-cell office:value-type="float" office:value="0.315749636322307" calcext:value-type="float">
            <text:p>0.3157496363</text:p>
          </table:table-cell>
          <table:table-cell office:value-type="float" office:value="0.664615565632358" calcext:value-type="float">
            <text:p>0.6646155656</text:p>
          </table:table-cell>
          <table:table-cell office:value-type="float" office:value="0.275603716132751" calcext:value-type="float">
            <text:p>0.2756037161</text:p>
          </table:table-cell>
          <table:table-cell office:value-type="float" office:value="0.518401135168021" calcext:value-type="float">
            <text:p>0.5184011352</text:p>
          </table:table-cell>
          <table:table-cell office:value-type="float" office:value="0.0753809950142795" calcext:value-type="float">
            <text:p>0.075380995</text:p>
          </table:table-cell>
          <table:table-cell office:value-type="float" office:value="0.28764612402919" calcext:value-type="float">
            <text:p>0.287646124</text:p>
          </table:table-cell>
          <table:table-cell/>
        </table:table-row>
        <table:table-row table:style-name="ro1">
          <table:table-cell/>
          <table:table-cell office:value-type="float" office:value="0.741279292812546" calcext:value-type="float">
            <text:p>0.7412792928</text:p>
          </table:table-cell>
          <table:table-cell office:value-type="float" office:value="0.570024589545306" calcext:value-type="float">
            <text:p>0.5700245895</text:p>
          </table:table-cell>
          <table:table-cell office:value-type="float" office:value="0.561916040278534" calcext:value-type="float">
            <text:p>0.5619160403</text:p>
          </table:table-cell>
          <table:table-cell office:value-type="float" office:value="0.815239575604839" calcext:value-type="float">
            <text:p>0.8152395756</text:p>
          </table:table-cell>
          <table:table-cell office:value-type="float" office:value="0.524979729258903" calcext:value-type="float">
            <text:p>0.5249797293</text:p>
          </table:table-cell>
          <table:table-cell office:value-type="float" office:value="0.720000788310694" calcext:value-type="float">
            <text:p>0.7200007883</text:p>
          </table:table-cell>
          <table:table-cell office:value-type="float" office:value="0.274555996136088" calcext:value-type="float">
            <text:p>0.2745559961</text:p>
          </table:table-cell>
          <table:table-cell office:value-type="float" office:value="0.536326508788434" calcext:value-type="float">
            <text:p>0.5363265088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4.4334084272385" calcext:value-type="float">
            <text:p>14.4334084272</text:p>
          </table:table-cell>
          <table:table-cell office:value-type="float" office:value="11.7700979709625" calcext:value-type="float">
            <text:p>11.770097971</text:p>
          </table:table-cell>
          <table:table-cell office:value-type="float" office:value="9.57937858104706" calcext:value-type="float">
            <text:p>9.579378581</text:p>
          </table:table-cell>
          <table:table-cell office:value-type="float" office:value="8.77637808322907" calcext:value-type="float">
            <text:p>8.7763780832</text:p>
          </table:table-cell>
          <table:table-cell office:value-type="float" office:value="7.7108072757721" calcext:value-type="float">
            <text:p>7.7108072758</text:p>
          </table:table-cell>
          <table:table-cell office:value-type="float" office:value="6.9379017829895" calcext:value-type="float">
            <text:p>6.937901783</text:p>
          </table:table-cell>
          <table:table-cell office:value-type="float" office:value="6.3449422121048" calcext:value-type="float">
            <text:p>6.3449422121</text:p>
          </table:table-cell>
          <table:table-cell office:value-type="float" office:value="6.92764222621918" calcext:value-type="float">
            <text:p>6.9276422262</text:p>
          </table:table-cell>
          <table:table-cell/>
        </table:table-row>
        <table:table-row table:style-name="ro1">
          <table:table-cell/>
          <table:table-cell office:value-type="float" office:value="13.3831307888031" calcext:value-type="float">
            <text:p>13.3831307888</text:p>
          </table:table-cell>
          <table:table-cell office:value-type="float" office:value="10.6894106864929" calcext:value-type="float">
            <text:p>10.6894106865</text:p>
          </table:table-cell>
          <table:table-cell office:value-type="float" office:value="9.11315250396729" calcext:value-type="float">
            <text:p>9.113152504</text:p>
          </table:table-cell>
          <table:table-cell office:value-type="float" office:value="7.64827299118042" calcext:value-type="float">
            <text:p>7.6482729912</text:p>
          </table:table-cell>
          <table:table-cell office:value-type="float" office:value="6.53809762001038" calcext:value-type="float">
            <text:p>6.53809762</text:p>
          </table:table-cell>
          <table:table-cell office:value-type="float" office:value="6.48798966407776" calcext:value-type="float">
            <text:p>6.4879896641</text:p>
          </table:table-cell>
          <table:table-cell office:value-type="float" office:value="5.98947238922119" calcext:value-type="float">
            <text:p>5.9894723892</text:p>
          </table:table-cell>
          <table:table-cell office:value-type="float" office:value="5.65188503265381" calcext:value-type="float">
            <text:p>5.6518850327</text:p>
          </table:table-cell>
          <table:table-cell/>
        </table:table-row>
        <table:table-row table:style-name="ro1">
          <table:table-cell/>
          <table:table-cell office:value-type="float" office:value="14.9852035045624" calcext:value-type="float">
            <text:p>14.9852035046</text:p>
          </table:table-cell>
          <table:table-cell office:value-type="float" office:value="13.9266796112061" calcext:value-type="float">
            <text:p>13.9266796112</text:p>
          </table:table-cell>
          <table:table-cell office:value-type="float" office:value="9.8806095123291" calcext:value-type="float">
            <text:p>9.8806095123</text:p>
          </table:table-cell>
          <table:table-cell office:value-type="float" office:value="10.8303823471069" calcext:value-type="float">
            <text:p>10.8303823471</text:p>
          </table:table-cell>
          <table:table-cell office:value-type="float" office:value="9.30008268356323" calcext:value-type="float">
            <text:p>9.3000826836</text:p>
          </table:table-cell>
          <table:table-cell office:value-type="float" office:value="7.42666983604431" calcext:value-type="float">
            <text:p>7.426669836</text:p>
          </table:table-cell>
          <table:table-cell office:value-type="float" office:value="6.88261699676514" calcext:value-type="float">
            <text:p>6.8826169968</text:p>
          </table:table-cell>
          <table:table-cell office:value-type="float" office:value="10.1939086914063" calcext:value-type="float">
            <text:p>10.1939086914</text:p>
          </table:table-cell>
          <table:table-cell/>
        </table:table-row>
        <table:table-row table:style-name="ro1">
          <table:table-cell/>
          <table:table-cell office:value-type="float" office:value="14.5556619167328" calcext:value-type="float">
            <text:p>14.5556619167</text:p>
          </table:table-cell>
          <table:table-cell office:value-type="float" office:value="11.5741240978241" calcext:value-type="float">
            <text:p>11.5741240978</text:p>
          </table:table-cell>
          <table:table-cell office:value-type="float" office:value="9.69545602798462" calcext:value-type="float">
            <text:p>9.695456028</text:p>
          </table:table-cell>
          <table:table-cell office:value-type="float" office:value="8.39653646945953" calcext:value-type="float">
            <text:p>8.3965364695</text:p>
          </table:table-cell>
          <table:table-cell office:value-type="float" office:value="7.515291929245" calcext:value-type="float">
            <text:p>7.5152919292</text:p>
          </table:table-cell>
          <table:table-cell office:value-type="float" office:value="6.92843699455261" calcext:value-type="float">
            <text:p>6.9284369946</text:p>
          </table:table-cell>
          <table:table-cell office:value-type="float" office:value="6.35410249233246" calcext:value-type="float">
            <text:p>6.3541024923</text:p>
          </table:table-cell>
          <table:table-cell office:value-type="float" office:value="6.54301702976227" calcext:value-type="float">
            <text:p>6.5430170298</text:p>
          </table:table-cell>
          <table:table-cell/>
        </table:table-row>
        <table:table-row table:style-name="ro1">
          <table:table-cell/>
          <table:table-cell office:value-type="float" office:value="0.195431500027276" calcext:value-type="float">
            <text:p>0.1954315</text:p>
          </table:table-cell>
          <table:table-cell office:value-type="float" office:value="0.930166658714294" calcext:value-type="float">
            <text:p>0.9301666587</text:p>
          </table:table-cell>
          <table:table-cell office:value-type="float" office:value="0.0985621455635491" calcext:value-type="float">
            <text:p>0.0985621456</text:p>
          </table:table-cell>
          <table:table-cell office:value-type="float" office:value="1.28259430900657" calcext:value-type="float">
            <text:p>1.282594309</text:p>
          </table:table-cell>
          <table:table-cell office:value-type="float" office:value="0.545648452662941" calcext:value-type="float">
            <text:p>0.5456484527</text:p>
          </table:table-cell>
          <table:table-cell office:value-type="float" office:value="0.0987718016532401" calcext:value-type="float">
            <text:p>0.0987718017</text:p>
          </table:table-cell>
          <table:table-cell office:value-type="float" office:value="0.0662785014345325" calcext:value-type="float">
            <text:p>0.0662785014</text:p>
          </table:table-cell>
          <table:table-cell office:value-type="float" office:value="1.93973729602272" calcext:value-type="float">
            <text:p>1.939737296</text:p>
          </table:table-cell>
          <table:table-cell/>
        </table:table-row>
        <table:table-row table:style-name="ro1">
          <table:table-cell/>
          <table:table-cell office:value-type="float" office:value="0.442076350902506" calcext:value-type="float">
            <text:p>0.4420763509</text:p>
          </table:table-cell>
          <table:table-cell office:value-type="float" office:value="0.964451480746592" calcext:value-type="float">
            <text:p>0.9644514807</text:p>
          </table:table-cell>
          <table:table-cell office:value-type="float" office:value="0.313946087033346" calcext:value-type="float">
            <text:p>0.313946087</text:p>
          </table:table-cell>
          <table:table-cell office:value-type="float" office:value="1.13251680296875" calcext:value-type="float">
            <text:p>1.132516803</text:p>
          </table:table-cell>
          <table:table-cell office:value-type="float" office:value="0.738680210011708" calcext:value-type="float">
            <text:p>0.73868021</text:p>
          </table:table-cell>
          <table:table-cell office:value-type="float" office:value="0.314279814263086" calcext:value-type="float">
            <text:p>0.3142798143</text:p>
          </table:table-cell>
          <table:table-cell office:value-type="float" office:value="0.257446113652027" calcext:value-type="float">
            <text:p>0.2574461137</text:p>
          </table:table-cell>
          <table:table-cell office:value-type="float" office:value="1.39274451929373" calcext:value-type="float">
            <text:p>1.3927445193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vmPegasos</text:p>
          </table:table-cell>
          <table:table-cell office:value-type="float" office:value="19.44718708992" calcext:value-type="float">
            <text:p>19.4471870899</text:p>
          </table:table-cell>
          <table:table-cell office:value-type="float" office:value="14.8616201162338" calcext:value-type="float">
            <text:p>14.8616201162</text:p>
          </table:table-cell>
          <table:table-cell office:value-type="float" office:value="12.654031252861" calcext:value-type="float">
            <text:p>12.6540312529</text:p>
          </table:table-cell>
          <table:table-cell office:value-type="float" office:value="10.5719214916229" calcext:value-type="float">
            <text:p>10.5719214916</text:p>
          </table:table-cell>
          <table:table-cell office:value-type="float" office:value="9.10616295337677" calcext:value-type="float">
            <text:p>9.1061629534</text:p>
          </table:table-cell>
          <table:table-cell office:value-type="float" office:value="8.37461884021759" calcext:value-type="float">
            <text:p>8.3746188402</text:p>
          </table:table-cell>
          <table:table-cell office:value-type="float" office:value="7.4036562204361" calcext:value-type="float">
            <text:p>7.4036562204</text:p>
          </table:table-cell>
          <table:table-cell office:value-type="float" office:value="7.13169300556183" calcext:value-type="float">
            <text:p>7.1316930056</text:p>
          </table:table-cell>
          <table:table-cell/>
        </table:table-row>
        <table:table-row table:style-name="ro1">
          <table:table-cell/>
          <table:table-cell office:value-type="float" office:value="19.3685166835785" calcext:value-type="float">
            <text:p>19.3685166836</text:p>
          </table:table-cell>
          <table:table-cell office:value-type="float" office:value="14.8191659450531" calcext:value-type="float">
            <text:p>14.8191659451</text:p>
          </table:table-cell>
          <table:table-cell office:value-type="float" office:value="12.1526563167572" calcext:value-type="float">
            <text:p>12.1526563168</text:p>
          </table:table-cell>
          <table:table-cell office:value-type="float" office:value="10.3103716373444" calcext:value-type="float">
            <text:p>10.3103716373</text:p>
          </table:table-cell>
          <table:table-cell office:value-type="float" office:value="8.97381329536438" calcext:value-type="float">
            <text:p>8.9738132954</text:p>
          </table:table-cell>
          <table:table-cell office:value-type="float" office:value="8.10855078697205" calcext:value-type="float">
            <text:p>8.108550787</text:p>
          </table:table-cell>
          <table:table-cell office:value-type="float" office:value="7.19347023963928" calcext:value-type="float">
            <text:p>7.1934702396</text:p>
          </table:table-cell>
          <table:table-cell office:value-type="float" office:value="6.96968579292297" calcext:value-type="float">
            <text:p>6.9696857929</text:p>
          </table:table-cell>
          <table:table-cell/>
        </table:table-row>
        <table:table-row table:style-name="ro1">
          <table:table-cell/>
          <table:table-cell office:value-type="float" office:value="19.7204051017761" calcext:value-type="float">
            <text:p>19.7204051018</text:p>
          </table:table-cell>
          <table:table-cell office:value-type="float" office:value="14.9135510921478" calcext:value-type="float">
            <text:p>14.9135510921</text:p>
          </table:table-cell>
          <table:table-cell office:value-type="float" office:value="13.4145345687866" calcext:value-type="float">
            <text:p>13.4145345688</text:p>
          </table:table-cell>
          <table:table-cell office:value-type="float" office:value="12.0335762500763" calcext:value-type="float">
            <text:p>12.0335762501</text:p>
          </table:table-cell>
          <table:table-cell office:value-type="float" office:value="9.29950332641602" calcext:value-type="float">
            <text:p>9.2995033264</text:p>
          </table:table-cell>
          <table:table-cell office:value-type="float" office:value="9.81514668464661" calcext:value-type="float">
            <text:p>9.8151466846</text:p>
          </table:table-cell>
          <table:table-cell office:value-type="float" office:value="8.52794766426086" calcext:value-type="float">
            <text:p>8.5279476643</text:p>
          </table:table-cell>
          <table:table-cell office:value-type="float" office:value="7.58681011199951" calcext:value-type="float">
            <text:p>7.586810112</text:p>
          </table:table-cell>
          <table:table-cell/>
        </table:table-row>
        <table:table-row table:style-name="ro1">
          <table:table-cell/>
          <table:table-cell office:value-type="float" office:value="19.4149594306946" calcext:value-type="float">
            <text:p>19.4149594307</text:p>
          </table:table-cell>
          <table:table-cell office:value-type="float" office:value="14.8662688732147" calcext:value-type="float">
            <text:p>14.8662688732</text:p>
          </table:table-cell>
          <table:table-cell office:value-type="float" office:value="12.3056114912033" calcext:value-type="float">
            <text:p>12.3056114912</text:p>
          </table:table-cell>
          <table:table-cell office:value-type="float" office:value="10.4010297060013" calcext:value-type="float">
            <text:p>10.401029706</text:p>
          </table:table-cell>
          <table:table-cell office:value-type="float" office:value="9.09177243709564" calcext:value-type="float">
            <text:p>9.0917724371</text:p>
          </table:table-cell>
          <table:table-cell office:value-type="float" office:value="8.20135712623596" calcext:value-type="float">
            <text:p>8.2013571262</text:p>
          </table:table-cell>
          <table:table-cell office:value-type="float" office:value="7.24881041049957" calcext:value-type="float">
            <text:p>7.2488104105</text:p>
          </table:table-cell>
          <table:table-cell office:value-type="float" office:value="7.08750605583191" calcext:value-type="float">
            <text:p>7.0875060558</text:p>
          </table:table-cell>
          <table:table-cell/>
        </table:table-row>
        <table:table-row table:style-name="ro1">
          <table:table-cell/>
          <table:table-cell office:value-type="float" office:value="0.0115270236565544" calcext:value-type="float">
            <text:p>0.0115270237</text:p>
          </table:table-cell>
          <table:table-cell office:value-type="float" office:value="0.00123289419946167" calcext:value-type="float">
            <text:p>0.0012328942</text:p>
          </table:table-cell>
          <table:table-cell office:value-type="float" office:value="0.328136823601204" calcext:value-type="float">
            <text:p>0.3281368236</text:p>
          </table:table-cell>
          <table:table-cell office:value-type="float" office:value="0.269751234170652" calcext:value-type="float">
            <text:p>0.2697512342</text:p>
          </table:table-cell>
          <table:table-cell office:value-type="float" office:value="0.00957398948969575" calcext:value-type="float">
            <text:p>0.0095739895</text:p>
          </table:table-cell>
          <table:table-cell office:value-type="float" office:value="0.263064562330771" calcext:value-type="float">
            <text:p>0.2630645623</text:p>
          </table:table-cell>
          <table:table-cell office:value-type="float" office:value="0.17110026276294" calcext:value-type="float">
            <text:p>0.1711002628</text:p>
          </table:table-cell>
          <table:table-cell office:value-type="float" office:value="0.0291970250884946" calcext:value-type="float">
            <text:p>0.0291970251</text:p>
          </table:table-cell>
          <table:table-cell/>
        </table:table-row>
        <table:table-row table:style-name="ro1">
          <table:table-cell/>
          <table:table-cell office:value-type="float" office:value="0.107363977462436" calcext:value-type="float">
            <text:p>0.1073639775</text:p>
          </table:table-cell>
          <table:table-cell office:value-type="float" office:value="0.0351125931748379" calcext:value-type="float">
            <text:p>0.0351125932</text:p>
          </table:table-cell>
          <table:table-cell office:value-type="float" office:value="0.572832282261749" calcext:value-type="float">
            <text:p>0.5728322823</text:p>
          </table:table-cell>
          <table:table-cell office:value-type="float" office:value="0.519375812077008" calcext:value-type="float">
            <text:p>0.5193758121</text:p>
          </table:table-cell>
          <table:table-cell office:value-type="float" office:value="0.0978467653512151" calcext:value-type="float">
            <text:p>0.0978467654</text:p>
          </table:table-cell>
          <table:table-cell office:value-type="float" office:value="0.512898198798524" calcext:value-type="float">
            <text:p>0.5128981988</text:p>
          </table:table-cell>
          <table:table-cell office:value-type="float" office:value="0.413642675219736" calcext:value-type="float">
            <text:p>0.4136426752</text:p>
          </table:table-cell>
          <table:table-cell office:value-type="float" office:value="0.170871370008245" calcext:value-type="float">
            <text:p>0.17087137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vmRank</text:p>
          </table:table-cell>
          <table:table-cell office:value-type="float" office:value="10.0692113876343" calcext:value-type="float">
            <text:p>10.0692113876</text:p>
          </table:table-cell>
          <table:table-cell office:value-type="float" office:value="7.5694673538208" calcext:value-type="float">
            <text:p>7.5694673538</text:p>
          </table:table-cell>
          <table:table-cell office:value-type="float" office:value="6.19577906131744" calcext:value-type="float">
            <text:p>6.1957790613</text:p>
          </table:table-cell>
          <table:table-cell office:value-type="float" office:value="5.1710795879364" calcext:value-type="float">
            <text:p>5.1710795879</text:p>
          </table:table-cell>
          <table:table-cell office:value-type="float" office:value="4.47833168506622" calcext:value-type="float">
            <text:p>4.4783316851</text:p>
          </table:table-cell>
          <table:table-cell office:value-type="float" office:value="4.07434854507446" calcext:value-type="float">
            <text:p>4.0743485451</text:p>
          </table:table-cell>
          <table:table-cell office:value-type="float" office:value="3.62592322826386" calcext:value-type="float">
            <text:p>3.6259232283</text:p>
          </table:table-cell>
          <table:table-cell office:value-type="float" office:value="3.45485696792603" calcext:value-type="float">
            <text:p>3.4548569679</text:p>
          </table:table-cell>
          <table:table-cell/>
        </table:table-row>
        <table:table-row table:style-name="ro1">
          <table:table-cell/>
          <table:table-cell office:value-type="float" office:value="9.70309114456177" calcext:value-type="float">
            <text:p>9.7030911446</text:p>
          </table:table-cell>
          <table:table-cell office:value-type="float" office:value="7.35597705841064" calcext:value-type="float">
            <text:p>7.3559770584</text:p>
          </table:table-cell>
          <table:table-cell office:value-type="float" office:value="5.97163248062134" calcext:value-type="float">
            <text:p>5.9716324806</text:p>
          </table:table-cell>
          <table:table-cell office:value-type="float" office:value="5.05610537528992" calcext:value-type="float">
            <text:p>5.0561053753</text:p>
          </table:table-cell>
          <table:table-cell office:value-type="float" office:value="4.4363751411438" calcext:value-type="float">
            <text:p>4.4363751411</text:p>
          </table:table-cell>
          <table:table-cell office:value-type="float" office:value="3.98444795608521" calcext:value-type="float">
            <text:p>3.9844479561</text:p>
          </table:table-cell>
          <table:table-cell office:value-type="float" office:value="3.51281762123108" calcext:value-type="float">
            <text:p>3.5128176212</text:p>
          </table:table-cell>
          <table:table-cell office:value-type="float" office:value="3.39725542068481" calcext:value-type="float">
            <text:p>3.3972554207</text:p>
          </table:table-cell>
          <table:table-cell/>
        </table:table-row>
        <table:table-row table:style-name="ro1">
          <table:table-cell/>
          <table:table-cell office:value-type="float" office:value="11.0403184890747" calcext:value-type="float">
            <text:p>11.0403184891</text:p>
          </table:table-cell>
          <table:table-cell office:value-type="float" office:value="8.00798106193543" calcext:value-type="float">
            <text:p>8.0079810619</text:p>
          </table:table-cell>
          <table:table-cell office:value-type="float" office:value="6.81067442893982" calcext:value-type="float">
            <text:p>6.8106744289</text:p>
          </table:table-cell>
          <table:table-cell office:value-type="float" office:value="5.45212841033936" calcext:value-type="float">
            <text:p>5.4521284103</text:p>
          </table:table-cell>
          <table:table-cell office:value-type="float" office:value="4.51736903190613" calcext:value-type="float">
            <text:p>4.5173690319</text:p>
          </table:table-cell>
          <table:table-cell office:value-type="float" office:value="4.29397296905518" calcext:value-type="float">
            <text:p>4.2939729691</text:p>
          </table:table-cell>
          <table:table-cell office:value-type="float" office:value="3.92310690879822" calcext:value-type="float">
            <text:p>3.9231069088</text:p>
          </table:table-cell>
          <table:table-cell office:value-type="float" office:value="3.54570555686951" calcext:value-type="float">
            <text:p>3.5457055569</text:p>
          </table:table-cell>
          <table:table-cell/>
        </table:table-row>
        <table:table-row table:style-name="ro1">
          <table:table-cell/>
          <table:table-cell office:value-type="float" office:value="9.8043669462204" calcext:value-type="float">
            <text:p>9.8043669462</text:p>
          </table:table-cell>
          <table:table-cell office:value-type="float" office:value="7.50086259841919" calcext:value-type="float">
            <text:p>7.5008625984</text:p>
          </table:table-cell>
          <table:table-cell office:value-type="float" office:value="6.08021831512451" calcext:value-type="float">
            <text:p>6.0802183151</text:p>
          </table:table-cell>
          <table:table-cell office:value-type="float" office:value="5.13654279708862" calcext:value-type="float">
            <text:p>5.1365427971</text:p>
          </table:table-cell>
          <table:table-cell office:value-type="float" office:value="4.48440051078796" calcext:value-type="float">
            <text:p>4.4844005108</text:p>
          </table:table-cell>
          <table:table-cell office:value-type="float" office:value="4.03943133354187" calcext:value-type="float">
            <text:p>4.0394313335</text:p>
          </table:table-cell>
          <table:table-cell office:value-type="float" office:value="3.56773471832275" calcext:value-type="float">
            <text:p>3.5677347183</text:p>
          </table:table-cell>
          <table:table-cell office:value-type="float" office:value="3.44184231758118" calcext:value-type="float">
            <text:p>3.4418423176</text:p>
          </table:table-cell>
          <table:table-cell/>
        </table:table-row>
        <table:table-row table:style-name="ro1">
          <table:table-cell/>
          <table:table-cell office:value-type="float" office:value="0.271053316199328" calcext:value-type="float">
            <text:p>0.2710533162</text:p>
          </table:table-cell>
          <table:table-cell office:value-type="float" office:value="0.0439192627696507" calcext:value-type="float">
            <text:p>0.0439192628</text:p>
          </table:table-cell>
          <table:table-cell office:value-type="float" office:value="0.0875516952328004" calcext:value-type="float">
            <text:p>0.0875516952</text:p>
          </table:table-cell>
          <table:table-cell office:value-type="float" office:value="0.0147977683656715" calcext:value-type="float">
            <text:p>0.0147977684</text:p>
          </table:table-cell>
          <table:table-cell office:value-type="float" office:value="0.000541941471374861" calcext:value-type="float">
            <text:p>0.0005419415</text:p>
          </table:table-cell>
          <table:table-cell office:value-type="float" office:value="0.0107969448459825" calcext:value-type="float">
            <text:p>0.0107969448</text:p>
          </table:table-cell>
          <table:table-cell office:value-type="float" office:value="0.0184083052858145" calcext:value-type="float">
            <text:p>0.0184083053</text:p>
          </table:table-cell>
          <table:table-cell office:value-type="float" office:value="0.00212061511447751" calcext:value-type="float">
            <text:p>0.0021206151</text:p>
          </table:table-cell>
          <table:table-cell/>
        </table:table-row>
        <table:table-row table:style-name="ro1">
          <table:table-cell/>
          <table:table-cell office:value-type="float" office:value="0.520627809667643" calcext:value-type="float">
            <text:p>0.5206278097</text:p>
          </table:table-cell>
          <table:table-cell office:value-type="float" office:value="0.20956923144787" calcext:value-type="float">
            <text:p>0.2095692314</text:p>
          </table:table-cell>
          <table:table-cell office:value-type="float" office:value="0.295891357144477" calcext:value-type="float">
            <text:p>0.2958913571</text:p>
          </table:table-cell>
          <table:table-cell office:value-type="float" office:value="0.121646078299596" calcext:value-type="float">
            <text:p>0.1216460783</text:p>
          </table:table-cell>
          <table:table-cell office:value-type="float" office:value="0.023279636409851" calcext:value-type="float">
            <text:p>0.0232796364</text:p>
          </table:table-cell>
          <table:table-cell office:value-type="float" office:value="0.103908348297827" calcext:value-type="float">
            <text:p>0.1039083483</text:p>
          </table:table-cell>
          <table:table-cell office:value-type="float" office:value="0.1356772098984" calcext:value-type="float">
            <text:p>0.1356772099</text:p>
          </table:table-cell>
          <table:table-cell office:value-type="float" office:value="0.0460501369648073" calcext:value-type="float">
            <text:p>0.046050137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intText</text:p>
          </table:table-cell>
          <table:table-cell office:value-type="float" office:value="13.950815653801" calcext:value-type="float">
            <text:p>13.9508156538</text:p>
          </table:table-cell>
          <table:table-cell office:value-type="float" office:value="14.4749460697174" calcext:value-type="float">
            <text:p>14.4749460697</text:p>
          </table:table-cell>
          <table:table-cell office:value-type="float" office:value="15.0403760433197" calcext:value-type="float">
            <text:p>15.0403760433</text:p>
          </table:table-cell>
          <table:table-cell office:value-type="float" office:value="14.8952901124954" calcext:value-type="float">
            <text:p>14.8952901125</text:p>
          </table:table-cell>
          <table:table-cell office:value-type="float" office:value="14.8720739841461" calcext:value-type="float">
            <text:p>14.8720739841</text:p>
          </table:table-cell>
          <table:table-cell office:value-type="float" office:value="13.952242398262" calcext:value-type="float">
            <text:p>13.9522423983</text:p>
          </table:table-cell>
          <table:table-cell office:value-type="float" office:value="13.6279865503311" calcext:value-type="float">
            <text:p>13.6279865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347172737122" calcext:value-type="float">
            <text:p>13.3347172737</text:p>
          </table:table-cell>
          <table:table-cell office:value-type="float" office:value="12.3092138767242" calcext:value-type="float">
            <text:p>12.3092138767</text:p>
          </table:table-cell>
          <table:table-cell office:value-type="float" office:value="14.0464050769806" calcext:value-type="float">
            <text:p>14.046405077</text:p>
          </table:table-cell>
          <table:table-cell office:value-type="float" office:value="13.5623006820679" calcext:value-type="float">
            <text:p>13.5623006821</text:p>
          </table:table-cell>
          <table:table-cell office:value-type="float" office:value="13.8411662578583" calcext:value-type="float">
            <text:p>13.8411662579</text:p>
          </table:table-cell>
          <table:table-cell office:value-type="float" office:value="11.8846259117126" calcext:value-type="float">
            <text:p>11.8846259117</text:p>
          </table:table-cell>
          <table:table-cell office:value-type="float" office:value="12.5935287475586" calcext:value-type="float">
            <text:p>12.5935287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2927143573761" calcext:value-type="float">
            <text:p>15.2927143574</text:p>
          </table:table-cell>
          <table:table-cell office:value-type="float" office:value="15.5548412799835" calcext:value-type="float">
            <text:p>15.55484128</text:p>
          </table:table-cell>
          <table:table-cell office:value-type="float" office:value="16.2885675430298" calcext:value-type="float">
            <text:p>16.288567543</text:p>
          </table:table-cell>
          <table:table-cell office:value-type="float" office:value="16.4611690044403" calcext:value-type="float">
            <text:p>16.4611690044</text:p>
          </table:table-cell>
          <table:table-cell office:value-type="float" office:value="16.219215631485" calcext:value-type="float">
            <text:p>16.2192156315</text:p>
          </table:table-cell>
          <table:table-cell office:value-type="float" office:value="16.2393665313721" calcext:value-type="float">
            <text:p>16.2393665314</text:p>
          </table:table-cell>
          <table:table-cell office:value-type="float" office:value="14.8540501594543" calcext:value-type="float">
            <text:p>14.85405015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7613064050674" calcext:value-type="float">
            <text:p>13.7613064051</text:p>
          </table:table-cell>
          <table:table-cell office:value-type="float" office:value="14.5794274806976" calcext:value-type="float">
            <text:p>14.5794274807</text:p>
          </table:table-cell>
          <table:table-cell office:value-type="float" office:value="14.9944489002228" calcext:value-type="float">
            <text:p>14.9944489002</text:p>
          </table:table-cell>
          <table:table-cell office:value-type="float" office:value="14.8978184461594" calcext:value-type="float">
            <text:p>14.8978184462</text:p>
          </table:table-cell>
          <table:table-cell office:value-type="float" office:value="14.7952867746353" calcext:value-type="float">
            <text:p>14.7952867746</text:p>
          </table:table-cell>
          <table:table-cell office:value-type="float" office:value="14.1321128606796" calcext:value-type="float">
            <text:p>14.1321128607</text:p>
          </table:table-cell>
          <table:table-cell office:value-type="float" office:value="13.5792744159698" calcext:value-type="float">
            <text:p>13.579274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56095924034109" calcext:value-type="float">
            <text:p>0.456095924</text:p>
          </table:table-cell>
          <table:table-cell office:value-type="float" office:value="0.9721462248196" calcext:value-type="float">
            <text:p>0.9721462248</text:p>
          </table:table-cell>
          <table:table-cell office:value-type="float" office:value="0.477653694431312" calcext:value-type="float">
            <text:p>0.4776536944</text:p>
          </table:table-cell>
          <table:table-cell office:value-type="float" office:value="0.717874791596102" calcext:value-type="float">
            <text:p>0.7178747916</text:p>
          </table:table-cell>
          <table:table-cell office:value-type="float" office:value="0.505439235288933" calcext:value-type="float">
            <text:p>0.5054392353</text:p>
          </table:table-cell>
          <table:table-cell office:value-type="float" office:value="2.26251839445126" calcext:value-type="float">
            <text:p>2.2625183945</text:p>
          </table:table-cell>
          <table:table-cell office:value-type="float" office:value="0.377322215457036" calcext:value-type="float">
            <text:p>0.3773222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75348742527969" calcext:value-type="float">
            <text:p>0.6753487425</text:p>
          </table:table-cell>
          <table:table-cell office:value-type="float" office:value="0.985974758713224" calcext:value-type="float">
            <text:p>0.9859747587</text:p>
          </table:table-cell>
          <table:table-cell office:value-type="float" office:value="0.691124948494346" calcext:value-type="float">
            <text:p>0.6911249485</text:p>
          </table:table-cell>
          <table:table-cell office:value-type="float" office:value="0.847274920905902" calcext:value-type="float">
            <text:p>0.8472749209</text:p>
          </table:table-cell>
          <table:table-cell office:value-type="float" office:value="0.710942497877946" calcext:value-type="float">
            <text:p>0.7109424979</text:p>
          </table:table-cell>
          <table:table-cell office:value-type="float" office:value="1.5041670101592" calcext:value-type="float">
            <text:p>1.5041670102</text:p>
          </table:table-cell>
          <table:table-cell office:value-type="float" office:value="0.614265590324768" calcext:value-type="float">
            <text:p>0.6142655903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yes Network</text:p>
          </table:table-cell>
          <table:table-cell office:value-type="string" calcext:value-type="string">
            <text:p>Boltzmann Machine</text:p>
          </table:table-cell>
          <table:table-cell office:value-type="string" calcext:value-type="string">
            <text:p>Cost Assignment</text:p>
          </table:table-cell>
          <table:table-cell office:value-type="string" calcext:value-type="string">
            <text:p>File Search</text:p>
          </table:table-cell>
          <table:table-cell office:value-type="string" calcext:value-type="string">
            <text:p>Kmean</text:p>
          </table:table-cell>
          <table:table-cell office:value-type="string" calcext:value-type="string">
            <text:p>Running Statistic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vmPegasos</text:p>
          </table:table-cell>
          <table:table-cell office:value-type="string" calcext:value-type="string">
            <text:p>SvmRan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ient</text:p>
          </table:table-cell>
          <table:table-cell office:value-type="float" office:value="18.0292479276657" calcext:value-type="float">
            <text:p>18.0292479277</text:p>
          </table:table-cell>
          <table:table-cell office:value-type="float" office:value="6.66629722118378" calcext:value-type="float">
            <text:p>6.6662972212</text:p>
          </table:table-cell>
          <table:table-cell office:value-type="float" office:value="5.29579663276672" calcext:value-type="float">
            <text:p>5.2957966328</text:p>
          </table:table-cell>
          <table:table-cell office:value-type="float" office:value="45.6020279407501" calcext:value-type="float">
            <text:p>45.6020279408</text:p>
          </table:table-cell>
          <table:table-cell office:value-type="float" office:value="43.1853811502457" calcext:value-type="float">
            <text:p>43.1853811502</text:p>
          </table:table-cell>
          <table:table-cell office:value-type="float" office:value="12.4545871973038" calcext:value-type="float">
            <text:p>12.4545871973</text:p>
          </table:table-cell>
          <table:table-cell office:value-type="float" office:value="23.3432703256607" calcext:value-type="float">
            <text:p>23.3432703257</text:p>
          </table:table-cell>
          <table:table-cell office:value-type="float" office:value="41.585692191124" calcext:value-type="float">
            <text:p>41.5856921911</text:p>
          </table:table-cell>
          <table:table-cell office:value-type="float" office:value="17.7958663702011" calcext:value-type="float">
            <text:p>17.7958663702</text:p>
          </table:table-cell>
        </table:table-row>
        <table:table-row table:style-name="ro1">
          <table:table-cell/>
          <table:table-cell office:value-type="float" office:value="16.5098886489868" calcext:value-type="float">
            <text:p>16.509888649</text:p>
          </table:table-cell>
          <table:table-cell office:value-type="float" office:value="5.84768128395081" calcext:value-type="float">
            <text:p>5.847681284</text:p>
          </table:table-cell>
          <table:table-cell office:value-type="float" office:value="4.27247381210327" calcext:value-type="float">
            <text:p>4.2724738121</text:p>
          </table:table-cell>
          <table:table-cell office:value-type="float" office:value="40.4542238712311" calcext:value-type="float">
            <text:p>40.4542238712</text:p>
          </table:table-cell>
          <table:table-cell office:value-type="float" office:value="34.9857304096222" calcext:value-type="float">
            <text:p>34.9857304096</text:p>
          </table:table-cell>
          <table:table-cell office:value-type="float" office:value="11.2307178974152" calcext:value-type="float">
            <text:p>11.2307178974</text:p>
          </table:table-cell>
          <table:table-cell office:value-type="float" office:value="19.8247137069702" calcext:value-type="float">
            <text:p>19.824713707</text:p>
          </table:table-cell>
          <table:table-cell office:value-type="float" office:value="32.8671216964722" calcext:value-type="float">
            <text:p>32.8671216965</text:p>
          </table:table-cell>
          <table:table-cell office:value-type="float" office:value="15.0226798057556" calcext:value-type="float">
            <text:p>15.0226798058</text:p>
          </table:table-cell>
        </table:table-row>
        <table:table-row table:style-name="ro1">
          <table:table-cell/>
          <table:table-cell office:value-type="float" office:value="24.5955836772919" calcext:value-type="float">
            <text:p>24.5955836773</text:p>
          </table:table-cell>
          <table:table-cell office:value-type="float" office:value="8.39489245414734" calcext:value-type="float">
            <text:p>8.3948924541</text:p>
          </table:table-cell>
          <table:table-cell office:value-type="float" office:value="6.61525917053223" calcext:value-type="float">
            <text:p>6.6152591705</text:p>
          </table:table-cell>
          <table:table-cell office:value-type="float" office:value="53.231767654419" calcext:value-type="float">
            <text:p>53.2317676544</text:p>
          </table:table-cell>
          <table:table-cell office:value-type="float" office:value="48.4367139339447" calcext:value-type="float">
            <text:p>48.4367139339</text:p>
          </table:table-cell>
          <table:table-cell office:value-type="float" office:value="14.1381125450134" calcext:value-type="float">
            <text:p>14.138112545</text:p>
          </table:table-cell>
          <table:table-cell office:value-type="float" office:value="30.9325196743011" calcext:value-type="float">
            <text:p>30.9325196743</text:p>
          </table:table-cell>
          <table:table-cell office:value-type="float" office:value="52.0562069416046" calcext:value-type="float">
            <text:p>52.0562069416</text:p>
          </table:table-cell>
          <table:table-cell office:value-type="float" office:value="21.7115573883057" calcext:value-type="float">
            <text:p>21.7115573883</text:p>
          </table:table-cell>
        </table:table-row>
        <table:table-row table:style-name="ro1">
          <table:table-cell/>
          <table:table-cell office:value-type="float" office:value="16.7378922700882" calcext:value-type="float">
            <text:p>16.7378922701</text:p>
          </table:table-cell>
          <table:table-cell office:value-type="float" office:value="6.21967077255249" calcext:value-type="float">
            <text:p>6.2196707726</text:p>
          </table:table-cell>
          <table:table-cell office:value-type="float" office:value="5.23080706596375" calcext:value-type="float">
            <text:p>5.230807066</text:p>
          </table:table-cell>
          <table:table-cell office:value-type="float" office:value="45.5538700819016" calcext:value-type="float">
            <text:p>45.5538700819</text:p>
          </table:table-cell>
          <table:table-cell office:value-type="float" office:value="43.0303862094879" calcext:value-type="float">
            <text:p>43.0303862095</text:p>
          </table:table-cell>
          <table:table-cell office:value-type="float" office:value="12.3858491182327" calcext:value-type="float">
            <text:p>12.3858491182</text:p>
          </table:table-cell>
          <table:table-cell office:value-type="float" office:value="22.2082535028458" calcext:value-type="float">
            <text:p>22.2082535028</text:p>
          </table:table-cell>
          <table:table-cell office:value-type="float" office:value="40.7686829566956" calcext:value-type="float">
            <text:p>40.7686829567</text:p>
          </table:table-cell>
          <table:table-cell office:value-type="float" office:value="17.4821635484695" calcext:value-type="float">
            <text:p>17.4821635485</text:p>
          </table:table-cell>
        </table:table-row>
        <table:table-row table:style-name="ro1">
          <table:table-cell/>
          <table:table-cell office:value-type="float" office:value="6.36194297458279" calcext:value-type="float">
            <text:p>6.3619429746</text:p>
          </table:table-cell>
          <table:table-cell office:value-type="float" office:value="0.934473000915248" calcext:value-type="float">
            <text:p>0.9344730009</text:p>
          </table:table-cell>
          <table:table-cell office:value-type="float" office:value="0.614671784599914" calcext:value-type="float">
            <text:p>0.6146717846</text:p>
          </table:table-cell>
          <table:table-cell office:value-type="float" office:value="13.3525522493332" calcext:value-type="float">
            <text:p>13.3525522493</text:p>
          </table:table-cell>
          <table:table-cell office:value-type="float" office:value="18.4344395333182" calcext:value-type="float">
            <text:p>18.4344395333</text:p>
          </table:table-cell>
          <table:table-cell office:value-type="float" office:value="0.692197367955657" calcext:value-type="float">
            <text:p>0.692197368</text:p>
          </table:table-cell>
          <table:table-cell office:value-type="float" office:value="12.4183111847342" calcext:value-type="float">
            <text:p>12.4183111847</text:p>
          </table:table-cell>
          <table:table-cell office:value-type="float" office:value="38.3446552853561" calcext:value-type="float">
            <text:p>38.3446552854</text:p>
          </table:table-cell>
          <table:table-cell office:value-type="float" office:value="5.62773384434496" calcext:value-type="float">
            <text:p>5.6277338443</text:p>
          </table:table-cell>
        </table:table-row>
        <table:table-row table:style-name="ro1">
          <table:table-cell/>
          <table:table-cell office:value-type="float" office:value="2.52228923293559" calcext:value-type="float">
            <text:p>2.5222892329</text:p>
          </table:table-cell>
          <table:table-cell office:value-type="float" office:value="0.966681437142168" calcext:value-type="float">
            <text:p>0.9666814371</text:p>
          </table:table-cell>
          <table:table-cell office:value-type="float" office:value="0.784010066644501" calcext:value-type="float">
            <text:p>0.7840100666</text:p>
          </table:table-cell>
          <table:table-cell office:value-type="float" office:value="3.65411442750952" calcext:value-type="float">
            <text:p>3.6541144275</text:p>
          </table:table-cell>
          <table:table-cell office:value-type="float" office:value="4.29353462002093" calcext:value-type="float">
            <text:p>4.29353462</text:p>
          </table:table-cell>
          <table:table-cell office:value-type="float" office:value="0.831983995011717" calcext:value-type="float">
            <text:p>0.831983995</text:p>
          </table:table-cell>
          <table:table-cell office:value-type="float" office:value="3.52396242669161" calcext:value-type="float">
            <text:p>3.5239624267</text:p>
          </table:table-cell>
          <table:table-cell office:value-type="float" office:value="6.19230613627557" calcext:value-type="float">
            <text:p>6.1923061363</text:p>
          </table:table-cell>
          <table:table-cell office:value-type="float" office:value="2.37228452010819" calcext:value-type="float">
            <text:p>2.372284520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yes Network</text:p>
          </table:table-cell>
          <table:table-cell office:value-type="string" calcext:value-type="string">
            <text:p>Boltzmann Machine</text:p>
          </table:table-cell>
          <table:table-cell office:value-type="string" calcext:value-type="string">
            <text:p>Cost Assignment</text:p>
          </table:table-cell>
          <table:table-cell office:value-type="string" calcext:value-type="string">
            <text:p>File Search</text:p>
          </table:table-cell>
          <table:table-cell office:value-type="string" calcext:value-type="string">
            <text:p>Kmean</text:p>
          </table:table-cell>
          <table:table-cell office:value-type="string" calcext:value-type="string">
            <text:p>Running Statistic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vmPegasos</text:p>
          </table:table-cell>
          <table:table-cell office:value-type="string" calcext:value-type="string">
            <text:p>SvmRan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8.44667270183563" calcext:value-type="float">
            <text:p>8.4466727018</text:p>
          </table:table-cell>
          <table:table-cell office:value-type="float" office:value="4.16947665214539" calcext:value-type="float">
            <text:p>4.1694766521</text:p>
          </table:table-cell>
          <table:table-cell office:value-type="float" office:value="4.38475735187531" calcext:value-type="float">
            <text:p>4.3847573519</text:p>
          </table:table-cell>
          <table:table-cell office:value-type="float" office:value="15.0306771278381" calcext:value-type="float">
            <text:p>15.0306771278</text:p>
          </table:table-cell>
          <table:table-cell office:value-type="float" office:value="15.1364194869995" calcext:value-type="float">
            <text:p>15.136419487</text:p>
          </table:table-cell>
          <table:table-cell office:value-type="float" office:value="15.634987783432" calcext:value-type="float">
            <text:p>15.6349877834</text:p>
          </table:table-cell>
          <table:table-cell office:value-type="float" office:value="10.127034330368" calcext:value-type="float">
            <text:p>10.1270343304</text:p>
          </table:table-cell>
          <table:table-cell office:value-type="float" office:value="12.660563993454" calcext:value-type="float">
            <text:p>12.6605639935</text:p>
          </table:table-cell>
          <table:table-cell office:value-type="float" office:value="7.80138747692108" calcext:value-type="float">
            <text:p>7.8013874769</text:p>
          </table:table-cell>
        </table:table-row>
        <table:table-row table:style-name="ro1">
          <table:table-cell/>
          <table:table-cell office:value-type="float" office:value="7.93371415138245" calcext:value-type="float">
            <text:p>7.9337141514</text:p>
          </table:table-cell>
          <table:table-cell office:value-type="float" office:value="4.10675811767578" calcext:value-type="float">
            <text:p>4.1067581177</text:p>
          </table:table-cell>
          <table:table-cell office:value-type="float" office:value="4.03528928756714" calcext:value-type="float">
            <text:p>4.0352892876</text:p>
          </table:table-cell>
          <table:table-cell office:value-type="float" office:value="14.2750408649445" calcext:value-type="float">
            <text:p>14.2750408649</text:p>
          </table:table-cell>
          <table:table-cell office:value-type="float" office:value="13.090264081955" calcext:value-type="float">
            <text:p>13.090264082</text:p>
          </table:table-cell>
          <table:table-cell office:value-type="float" office:value="10.8706822395325" calcext:value-type="float">
            <text:p>10.8706822395</text:p>
          </table:table-cell>
          <table:table-cell office:value-type="float" office:value="9.51419734954834" calcext:value-type="float">
            <text:p>9.5141973495</text:p>
          </table:table-cell>
          <table:table-cell office:value-type="float" office:value="12.2769691944122" calcext:value-type="float">
            <text:p>12.2769691944</text:p>
          </table:table-cell>
          <table:table-cell office:value-type="float" office:value="7.45058369636536" calcext:value-type="float">
            <text:p>7.4505836964</text:p>
          </table:table-cell>
        </table:table-row>
        <table:table-row table:style-name="ro1">
          <table:table-cell/>
          <table:table-cell office:value-type="float" office:value="9.92330813407898" calcext:value-type="float">
            <text:p>9.9233081341</text:p>
          </table:table-cell>
          <table:table-cell office:value-type="float" office:value="4.3747992515564" calcext:value-type="float">
            <text:p>4.3747992516</text:p>
          </table:table-cell>
          <table:table-cell office:value-type="float" office:value="5.30374193191528" calcext:value-type="float">
            <text:p>5.3037419319</text:p>
          </table:table-cell>
          <table:table-cell office:value-type="float" office:value="16.2745950222015" calcext:value-type="float">
            <text:p>16.2745950222</text:p>
          </table:table-cell>
          <table:table-cell office:value-type="float" office:value="23.1422414779663" calcext:value-type="float">
            <text:p>23.142241478</text:p>
          </table:table-cell>
          <table:table-cell office:value-type="float" office:value="26.1732795238495" calcext:value-type="float">
            <text:p>26.1732795238</text:p>
          </table:table-cell>
          <table:table-cell office:value-type="float" office:value="11.8601245880127" calcext:value-type="float">
            <text:p>11.860124588</text:p>
          </table:table-cell>
          <table:table-cell office:value-type="float" office:value="14.0165631771088" calcext:value-type="float">
            <text:p>14.0165631771</text:p>
          </table:table-cell>
          <table:table-cell office:value-type="float" office:value="8.66620302200317" calcext:value-type="float">
            <text:p>8.666203022</text:p>
          </table:table-cell>
        </table:table-row>
        <table:table-row table:style-name="ro1">
          <table:table-cell/>
          <table:table-cell office:value-type="float" office:value="8.17821049690247" calcext:value-type="float">
            <text:p>8.1782104969</text:p>
          </table:table-cell>
          <table:table-cell office:value-type="float" office:value="4.15239024162293" calcext:value-type="float">
            <text:p>4.1523902416</text:p>
          </table:table-cell>
          <table:table-cell office:value-type="float" office:value="4.14186239242554" calcext:value-type="float">
            <text:p>4.1418623924</text:p>
          </table:table-cell>
          <table:table-cell office:value-type="float" office:value="14.9918456077576" calcext:value-type="float">
            <text:p>14.9918456078</text:p>
          </table:table-cell>
          <table:table-cell office:value-type="float" office:value="14.432225227356" calcext:value-type="float">
            <text:p>14.4322252274</text:p>
          </table:table-cell>
          <table:table-cell office:value-type="float" office:value="15.137224316597" calcext:value-type="float">
            <text:p>15.1372243166</text:p>
          </table:table-cell>
          <table:table-cell office:value-type="float" office:value="10.0216003656387" calcext:value-type="float">
            <text:p>10.0216003656</text:p>
          </table:table-cell>
          <table:table-cell office:value-type="float" office:value="12.5324988365173" calcext:value-type="float">
            <text:p>12.5324988365</text:p>
          </table:table-cell>
          <table:table-cell office:value-type="float" office:value="7.58720004558563" calcext:value-type="float">
            <text:p>7.5872000456</text:p>
          </table:table-cell>
        </table:table-row>
        <table:table-row table:style-name="ro1">
          <table:table-cell/>
          <table:table-cell office:value-type="float" office:value="0.36831788684845" calcext:value-type="float">
            <text:p>0.3683178868</text:p>
          </table:table-cell>
          <table:table-cell office:value-type="float" office:value="0.00612426073826353" calcext:value-type="float">
            <text:p>0.0061242607</text:p>
          </table:table-cell>
          <table:table-cell office:value-type="float" office:value="0.19109611714445" calcext:value-type="float">
            <text:p>0.1910961171</text:p>
          </table:table-cell>
          <table:table-cell office:value-type="float" office:value="0.344178783368165" calcext:value-type="float">
            <text:p>0.3441787834</text:p>
          </table:table-cell>
          <table:table-cell office:value-type="float" office:value="8.51198884085853" calcext:value-type="float">
            <text:p>8.5119888409</text:p>
          </table:table-cell>
          <table:table-cell office:value-type="float" office:value="22.5124409151557" calcext:value-type="float">
            <text:p>22.5124409152</text:p>
          </table:table-cell>
          <table:table-cell office:value-type="float" office:value="0.425565081269524" calcext:value-type="float">
            <text:p>0.4255650813</text:p>
          </table:table-cell>
          <table:table-cell office:value-type="float" office:value="0.244071693108491" calcext:value-type="float">
            <text:p>0.2440716931</text:p>
          </table:table-cell>
          <table:table-cell office:value-type="float" office:value="0.177252703441469" calcext:value-type="float">
            <text:p>0.1772527034</text:p>
          </table:table-cell>
        </table:table-row>
        <table:table-row table:style-name="ro1">
          <table:table-cell/>
          <table:table-cell office:value-type="float" office:value="0.606891989441655" calcext:value-type="float">
            <text:p>0.6068919894</text:p>
          </table:table-cell>
          <table:table-cell office:value-type="float" office:value="0.078257656099985" calcext:value-type="float">
            <text:p>0.0782576561</text:p>
          </table:table-cell>
          <table:table-cell office:value-type="float" office:value="0.437145418761823" calcext:value-type="float">
            <text:p>0.4371454188</text:p>
          </table:table-cell>
          <table:table-cell office:value-type="float" office:value="0.586667523703303" calcext:value-type="float">
            <text:p>0.5866675237</text:p>
          </table:table-cell>
          <table:table-cell office:value-type="float" office:value="2.91753129218155" calcext:value-type="float">
            <text:p>2.9175312922</text:p>
          </table:table-cell>
          <table:table-cell office:value-type="float" office:value="4.74472769662872" calcext:value-type="float">
            <text:p>4.7447276966</text:p>
          </table:table-cell>
          <table:table-cell office:value-type="float" office:value="0.652353494103867" calcext:value-type="float">
            <text:p>0.6523534941</text:p>
          </table:table-cell>
          <table:table-cell office:value-type="float" office:value="0.494036125307139" calcext:value-type="float">
            <text:p>0.4940361253</text:p>
          </table:table-cell>
          <table:table-cell office:value-type="float" office:value="0.421013899344747" calcext:value-type="float">
            <text:p>0.4210138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4:47:39.152282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1:53:25.018301112</meta:creation-date>
    <dc:date>2016-07-23T15:06:26.716661384</dc:date>
    <meta:editing-duration>PT1H11M16S</meta:editing-duration>
    <meta:editing-cycles>16</meta:editing-cycles>
    <meta:generator>LibreOffice/5.0.5.2$Linux_X86_64 LibreOffice_project/00m0$Build-2</meta:generator>
    <meta:document-statistic meta:table-count="1" meta:cell-count="620" meta:object-count="0"/>
  </office:meta>
</office:document-meta>
</file>